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 table:use-regular-expressions="false"/>
      <table:table table:name="064_l_paw_romskic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71">
            <text:p>71</text:p>
          </table:table-cell>
          <table:table-cell office:value-type="string">
            <text:p>st</text:p>
          </table:table-cell>
          <table:table-cell office:value-type="string">
            <text:p>st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or</text:p>
          </table:table-cell>
          <table:table-cell table:style-name="ce1" office:value-type="string">
            <text:p>Kor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ójz</text:p>
          </table:table-cell>
          <table:table-cell table:style-name="ce1" office:value-type="string">
            <text:p>Mójz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ha</text:p>
          </table:table-cell>
          <table:table-cell table:style-name="ce2" office:value-type="string">
            <text:p>dla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al</text:p>
          </table:table-cell>
          <table:table-cell table:style-name="ce1" office:value-type="string">
            <text:p>Ga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z</text:p>
          </table:table-cell>
          <table:table-cell table:style-name="ce1" office:value-type="string">
            <text:p>P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ap</text:p>
          </table:table-cell>
          <table:table-cell table:style-name="ce1" office:value-type="string">
            <text:p>Jap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zk</text:p>
          </table:table-cell>
          <table:table-cell office:value-type="string">
            <text:p>z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awdozć</text:p>
          </table:table-cell>
          <table:table-cell table:style-name="ce1" office:value-type="string">
            <text:p>prawdosć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t</text:p>
          </table:table-cell>
          <table:table-cell table:style-name="ce1" office:value-type="string">
            <text:p>Mat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ez</text:p>
          </table:table-cell>
          <table:table-cell table:style-name="ce1" office:value-type="string">
            <text:p>Jez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ph</text:p>
          </table:table-cell>
          <table:table-cell table:style-name="ce1" office:value-type="string">
            <text:p>Eph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piztola</text:p>
          </table:table-cell>
          <table:table-cell table:style-name="ce1" office:value-type="string">
            <text:p>Epiztola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ćěle</text:p>
          </table:table-cell>
          <table:table-cell office:value-type="string">
            <text:p>ćě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br</text:p>
          </table:table-cell>
          <table:table-cell table:style-name="ce1" office:value-type="string">
            <text:p>Heb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v</text:p>
          </table:table-cell>
          <table:table-cell table:style-name="ce1" office:value-type="string">
            <text:p>IV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s</text:p>
          </table:table-cell>
          <table:table-cell table:style-name="ce1" office:value-type="string">
            <text:p>Thes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uk</text:p>
          </table:table-cell>
          <table:table-cell table:style-name="ce1" office:value-type="string">
            <text:p>Lu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hil</text:p>
          </table:table-cell>
          <table:table-cell table:style-name="ce1" office:value-type="string">
            <text:p>Phil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er</text:p>
          </table:table-cell>
          <table:table-cell table:style-name="ce1" office:value-type="string">
            <text:p>Jer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dźemy</text:p>
          </table:table-cell>
          <table:table-cell office:value-type="string">
            <text:p>budźemy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zakonjej</text:p>
          </table:table-cell>
          <table:table-cell office:value-type="string">
            <text:p>zakonjej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table:style-name="ce2" office:value-type="string">
            <text:p>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ol</text:p>
          </table:table-cell>
          <table:table-cell table:style-name="ce1" office:value-type="string">
            <text:p>Kol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udźiš</text:p>
          </table:table-cell>
          <table:table-cell office:value-type="string">
            <text:p>sudźiš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łaći</text:p>
          </table:table-cell>
          <table:table-cell office:value-type="string">
            <text:p>płaći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k</text:p>
          </table:table-cell>
          <table:table-cell table:style-name="ce1" office:value-type="string">
            <text:p>Mar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n</text:p>
          </table:table-cell>
          <table:table-cell table:style-name="ce2" office:value-type="string">
            <text:p>k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k</text:p>
          </table:table-cell>
          <table:table-cell table:style-name="ce2" office:value-type="string">
            <text:p>ja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tawy</text:p>
          </table:table-cell>
          <table:table-cell table:style-name="ce1" office:value-type="string">
            <text:p>stawy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kerje</text:p>
          </table:table-cell>
          <table:table-cell table:style-name="ce1" office:value-type="string">
            <text:p>skerj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zakonjom</text:p>
          </table:table-cell>
          <table:table-cell office:value-type="string">
            <text:p>zakonjom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t</text:p>
          </table:table-cell>
          <table:table-cell table:style-name="ce1" office:value-type="string">
            <text:p>Tit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izpite</text:p>
          </table:table-cell>
          <table:table-cell table:style-name="ce1" office:value-type="string">
            <text:p>přicpě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ztroróće</text:p>
          </table:table-cell>
          <table:table-cell table:style-name="ce2" office:value-type="string">
            <text:p>poztroróć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žadanje</text:p>
          </table:table-cell>
          <table:table-cell office:value-type="string">
            <text:p>požadanj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chzu</text:p>
          </table:table-cell>
          <table:table-cell table:style-name="ce1" office:value-type="string">
            <text:p>nochcu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jewobrězku</text:p>
          </table:table-cell>
          <table:table-cell table:style-name="ce2" office:value-type="string">
            <text:p>njewobrězku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jewobrězk</text:p>
          </table:table-cell>
          <table:table-cell table:style-name="ce2" office:value-type="string">
            <text:p>njewobrěz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zrael</text:p>
          </table:table-cell>
          <table:table-cell table:style-name="ce1" office:value-type="string">
            <text:p>Israel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źerži</text:p>
          </table:table-cell>
          <table:table-cell office:value-type="string">
            <text:p>dźerži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ydli</text:p>
          </table:table-cell>
          <table:table-cell office:value-type="string">
            <text:p>bydli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tworjenje</text:p>
          </table:table-cell>
          <table:table-cell table:style-name="ce1" office:value-type="string">
            <text:p>stworjenje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hrěšili</text:p>
          </table:table-cell>
          <table:table-cell office:value-type="string">
            <text:p>zhrěšili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činjeni</text:p>
          </table:table-cell>
          <table:table-cell office:value-type="string">
            <text:p>sčinjeni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asłužby</text:p>
          </table:table-cell>
          <table:table-cell office:value-type="string">
            <text:p>zasłužby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wědomnja</text:p>
          </table:table-cell>
          <table:table-cell office:value-type="string">
            <text:p>swědomnj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zpita</text:p>
          </table:table-cell>
          <table:table-cell table:style-name="ce1" office:value-type="string">
            <text:p>přicpě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přetož</text:p>
          </table:table-cell>
          <table:table-cell table:style-name="ce1" office:value-type="string">
            <text:p>[Přetož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ztrorbće</text:p>
          </table:table-cell>
          <table:table-cell table:style-name="ce1" office:value-type="string">
            <text:p>Postrowć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ztroće</text:p>
          </table:table-cell>
          <table:table-cell table:style-name="ce1" office:value-type="string">
            <text:p>Postrowć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łušnozći</text:p>
          </table:table-cell>
          <table:table-cell table:style-name="ce1" office:value-type="string">
            <text:p>posłušnosći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ječinju</text:p>
          </table:table-cell>
          <table:table-cell office:value-type="string">
            <text:p>nječinju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z</text:p>
          </table:table-cell>
          <table:table-cell table:style-name="ce2" office:value-type="string">
            <text:p>ez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tawach</text:p>
          </table:table-cell>
          <table:table-cell table:style-name="ce1" office:value-type="string">
            <text:p>stawac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ło</text:p>
          </table:table-cell>
          <table:table-cell office:value-type="string">
            <text:p>zł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ćeŕpliwozć</text:p>
          </table:table-cell>
          <table:table-cell table:style-name="ce1" office:value-type="string">
            <text:p>sćerpliwosć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ašćěpjeni</text:p>
          </table:table-cell>
          <table:table-cell office:value-type="string">
            <text:p>zašćěpjen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zwolenju</text:p>
          </table:table-cell>
          <table:table-cell office:value-type="string">
            <text:p>wuzwolenju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zwolenje</text:p>
          </table:table-cell>
          <table:table-cell office:value-type="string">
            <text:p>wuzwolenj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mrjemy</text:p>
          </table:table-cell>
          <table:table-cell office:value-type="string">
            <text:p>wumrjem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ězty</text:p>
          </table:table-cell>
          <table:table-cell office:value-type="string">
            <text:p>wěsty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łužba</text:p>
          </table:table-cell>
          <table:table-cell office:value-type="string">
            <text:p>słužb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lubjenja</text:p>
          </table:table-cell>
          <table:table-cell office:value-type="string">
            <text:p>slubjenj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t</text:p>
          </table:table-cell>
          <table:table-cell table:style-name="ce1" office:value-type="string">
            <text:p>Št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tom</text:p>
          </table:table-cell>
          <table:table-cell table:style-name="ce1" office:value-type="string">
            <text:p>ert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słamane</text:p>
          </table:table-cell>
          <table:table-cell table:style-name="ce1" office:value-type="string">
            <text:p>rozłaman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łušnozć</text:p>
          </table:table-cell>
          <table:table-cell table:style-name="ce1" office:value-type="string">
            <text:p>posłušnosć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łnozć</text:p>
          </table:table-cell>
          <table:table-cell office:value-type="string">
            <text:p>połnosć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hóršenje</text:p>
          </table:table-cell>
          <table:table-cell office:value-type="string">
            <text:p>pohóršenj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j</text:p>
          </table:table-cell>
          <table:table-cell table:style-name="ce2" office:value-type="string">
            <text:p>pj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table:style-name="ce2" office:value-type="string">
            <text:p>o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wěru</text:p>
          </table:table-cell>
          <table:table-cell office:value-type="string">
            <text:p>njewěru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prawdozće</text:p>
          </table:table-cell>
          <table:table-cell table:style-name="ce1" office:value-type="string">
            <text:p>njeprawdosć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jě</text:p>
          </table:table-cell>
          <table:table-cell office:value-type="string">
            <text:p>njejě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čizte</text:p>
          </table:table-cell>
          <table:table-cell table:style-name="ce1" office:value-type="string">
            <text:p>nječis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dźiji</text:p>
          </table:table-cell>
          <table:table-cell office:value-type="string">
            <text:p>nadźij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udrych</text:p>
          </table:table-cell>
          <table:table-cell office:value-type="string">
            <text:p>mudryc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ojeju</text:p>
          </table:table-cell>
          <table:table-cell office:value-type="string">
            <text:p>mojeju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šezćijanzkim</text:p>
          </table:table-cell>
          <table:table-cell table:style-name="ce1" office:value-type="string">
            <text:p>křesćijanski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snozće</text:p>
          </table:table-cell>
          <table:table-cell table:style-name="ce1" office:value-type="string">
            <text:p>krasnosć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orjeń</text:p>
          </table:table-cell>
          <table:table-cell office:value-type="string">
            <text:p>korjeń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wališ</text:p>
          </table:table-cell>
          <table:table-cell table:style-name="ce1" office:value-type="string">
            <text:p>chwališ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walimy</text:p>
          </table:table-cell>
          <table:table-cell table:style-name="ce1" office:value-type="string">
            <text:p>chwalim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ha</text:p>
          </table:table-cell>
          <table:table-cell table:style-name="ce2" office:value-type="string">
            <text:p>kah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apoštoł</text:p>
          </table:table-cell>
          <table:table-cell office:value-type="string">
            <text:p>japoštoł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rěchu</text:p>
          </table:table-cell>
          <table:table-cell office:value-type="string">
            <text:p>hrěchu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rěchej</text:p>
          </table:table-cell>
          <table:table-cell office:value-type="string">
            <text:p>hrěchej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něwa</text:p>
          </table:table-cell>
          <table:table-cell office:value-type="string">
            <text:p>hněw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erbojo</text:p>
          </table:table-cell>
          <table:table-cell office:value-type="string">
            <text:p>herboj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ichow</text:p>
          </table:table-cell>
          <table:table-cell table:style-name="ce2" office:value-type="string">
            <text:p>grichow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j</text:p>
          </table:table-cell>
          <table:table-cell table:style-name="ce2" office:value-type="string">
            <text:p>frej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źeržće</text:p>
          </table:table-cell>
          <table:table-cell office:value-type="string">
            <text:p>dźeržć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chomne</text:p>
          </table:table-cell>
          <table:table-cell table:style-name="ce1" office:value-type="string">
            <text:p>duchown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broćiwozć</text:p>
          </table:table-cell>
          <table:table-cell table:style-name="ce1" office:value-type="string">
            <text:p>dobroćiwosć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lowječe</text:p>
          </table:table-cell>
          <table:table-cell table:style-name="ce1" office:value-type="string">
            <text:p>čłowječ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činjeni</text:p>
          </table:table-cell>
          <table:table-cell office:value-type="string">
            <text:p>činjen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ćělni</text:p>
          </table:table-cell>
          <table:table-cell office:value-type="string">
            <text:p>ćěln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rónje</text:p>
          </table:table-cell>
          <table:table-cell office:value-type="string">
            <text:p>brónj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ožich</text:p>
          </table:table-cell>
          <table:table-cell office:value-type="string">
            <text:p>božic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ój</text:p>
          </table:table-cell>
          <table:table-cell office:value-type="string">
            <text:p>bój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ižšemu</text:p>
          </table:table-cell>
          <table:table-cell table:style-name="ce1" office:value-type="string">
            <text:p>blišemu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jeŕće</text:p>
          </table:table-cell>
          <table:table-cell office:value-type="string">
            <text:p>bjerć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</text:p>
          </table:table-cell>
          <table:table-cell table:style-name="ce2" office:value-type="string">
            <text:p>ž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li</text:p>
          </table:table-cell>
          <table:table-cell table:style-name="ce1" office:value-type="string">
            <text:p>stal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ózć</text:p>
          </table:table-cell>
          <table:table-cell table:style-name="ce1" office:value-type="string">
            <text:p>złósć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łemu</text:p>
          </table:table-cell>
          <table:table-cell office:value-type="string">
            <text:p>złem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jednanje</text:p>
          </table:table-cell>
          <table:table-cell office:value-type="string">
            <text:p>zjednan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honjenje</text:p>
          </table:table-cell>
          <table:table-cell office:value-type="string">
            <text:p>zhonjen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činjenych</text:p>
          </table:table-cell>
          <table:table-cell table:style-name="ce1" office:value-type="string">
            <text:p>sčinjenyc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ćeŕpliwozće</text:p>
          </table:table-cell>
          <table:table-cell table:style-name="ce1" office:value-type="string">
            <text:p>sćerpliwosć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ćeŕpliwje</text:p>
          </table:table-cell>
          <table:table-cell table:style-name="ce1" office:value-type="string">
            <text:p>sćerpliw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rčił</text:p>
          </table:table-cell>
          <table:table-cell table:style-name="ce1" office:value-type="string">
            <text:p>zastorčił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piš</text:p>
          </table:table-cell>
          <table:table-cell table:style-name="ce1" office:value-type="string">
            <text:p>zaspiš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izći</text:p>
          </table:table-cell>
          <table:table-cell table:style-name="ce1" office:value-type="string">
            <text:p>zawisć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izće</text:p>
          </table:table-cell>
          <table:table-cell table:style-name="ce1" office:value-type="string">
            <text:p>zawisć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šćěpjeny</text:p>
          </table:table-cell>
          <table:table-cell office:value-type="string">
            <text:p>zašćěpjeny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hubjenje</text:p>
          </table:table-cell>
          <table:table-cell office:value-type="string">
            <text:p>zahubjen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dźeržeć</text:p>
          </table:table-cell>
          <table:table-cell office:value-type="string">
            <text:p>zadźeržeć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dźěli</text:p>
          </table:table-cell>
          <table:table-cell office:value-type="string">
            <text:p>wudźěl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šěmi</text:p>
          </table:table-cell>
          <table:table-cell office:value-type="string">
            <text:p>wšěm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kazanje</text:p>
          </table:table-cell>
          <table:table-cell office:value-type="string">
            <text:p>wotkazan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emrjeli</text:p>
          </table:table-cell>
          <table:table-cell table:style-name="ce1" office:value-type="string">
            <text:p>wotemrěl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lijowza</text:p>
          </table:table-cell>
          <table:table-cell table:style-name="ce1" office:value-type="string">
            <text:p>wolijowc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kšewił</text:p>
          </table:table-cell>
          <table:table-cell office:value-type="string">
            <text:p>wokřewił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brězanju</text:p>
          </table:table-cell>
          <table:table-cell office:value-type="string">
            <text:p>wobrězanj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braženja</text:p>
          </table:table-cell>
          <table:table-cell office:value-type="string">
            <text:p>wobraženj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yšnozć</text:p>
          </table:table-cell>
          <table:table-cell table:style-name="ce1" office:value-type="string">
            <text:p>tyšnosć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teho</text:p>
          </table:table-cell>
          <table:table-cell table:style-name="ce1" office:value-type="string">
            <text:p>[Teho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ilu</text:p>
          </table:table-cell>
          <table:table-cell office:value-type="string">
            <text:p>smilu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omniza</text:p>
          </table:table-cell>
          <table:table-cell table:style-name="ce1" office:value-type="string">
            <text:p>słužownic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łaby</text:p>
          </table:table-cell>
          <table:table-cell office:value-type="string">
            <text:p>słaby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łabym</text:p>
          </table:table-cell>
          <table:table-cell office:value-type="string">
            <text:p>słaby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abozće</text:p>
          </table:table-cell>
          <table:table-cell table:style-name="ce1" office:value-type="string">
            <text:p>słabosć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łabi</text:p>
          </table:table-cell>
          <table:table-cell office:value-type="string">
            <text:p>słab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yča</text:p>
          </table:table-cell>
          <table:table-cell office:value-type="string">
            <text:p>ryč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</text:p>
          </table:table-cell>
          <table:table-cell table:style-name="ce2" office:value-type="string">
            <text:p>rt</text:p>
          </table:table-cell>
          <table:table-cell office:value-type="string">
            <text:p>er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jeknješ</text:p>
          </table:table-cell>
          <table:table-cell office:value-type="string">
            <text:p>rjeknješ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eji</text:p>
          </table:table-cell>
          <table:table-cell table:style-name="ce1" office:value-type="string">
            <text:p>přistej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rodźenja</text:p>
          </table:table-cell>
          <table:table-cell table:style-name="ce2" office:value-type="string">
            <text:p>přirodźenj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rodźene</text:p>
          </table:table-cell>
          <table:table-cell table:style-name="ce1" office:value-type="string">
            <text:p>přirodźen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roda</text:p>
          </table:table-cell>
          <table:table-cell table:style-name="ce1" office:value-type="string">
            <text:p>přirod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powjedaju</text:p>
          </table:table-cell>
          <table:table-cell table:style-name="ce1" office:value-type="string">
            <text:p>připowědaju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chodneje</text:p>
          </table:table-cell>
          <table:table-cell table:style-name="ce1" office:value-type="string">
            <text:p>přichodne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tupjenje</text:p>
          </table:table-cell>
          <table:table-cell table:style-name="ce1" office:value-type="string">
            <text:p>přestupjen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pušćił</text:p>
          </table:table-cell>
          <table:table-cell table:style-name="ce1" office:value-type="string">
            <text:p>přepušćił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iwi</text:p>
          </table:table-cell>
          <table:table-cell table:style-name="ce1" office:value-type="string">
            <text:p>přećiw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tajena</text:p>
          </table:table-cell>
          <table:table-cell table:style-name="ce1" office:value-type="string">
            <text:p>postajen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žadaju</text:p>
          </table:table-cell>
          <table:table-cell office:value-type="string">
            <text:p>požadaj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wołany</text:p>
          </table:table-cell>
          <table:table-cell office:value-type="string">
            <text:p>powołany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wołanym</text:p>
          </table:table-cell>
          <table:table-cell office:value-type="string">
            <text:p>powołanym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wołani</text:p>
          </table:table-cell>
          <table:table-cell office:value-type="string">
            <text:p>powołan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rnjo</text:p>
          </table:table-cell>
          <table:table-cell table:style-name="ce1" office:value-type="string">
            <text:p>porno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lěpšenju</text:p>
          </table:table-cell>
          <table:table-cell office:value-type="string">
            <text:p>polěpšenj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dobna</text:p>
          </table:table-cell>
          <table:table-cell office:value-type="string">
            <text:p>podobn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ddani</text:p>
          </table:table-cell>
          <table:table-cell office:value-type="string">
            <text:p>poddan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ddane</text:p>
          </table:table-cell>
          <table:table-cell office:value-type="string">
            <text:p>poddan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dajće</text:p>
          </table:table-cell>
          <table:table-cell office:value-type="string">
            <text:p>podajć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onowe</text:p>
          </table:table-cell>
          <table:table-cell table:style-name="ce2" office:value-type="string">
            <text:p>płonow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jz</text:p>
          </table:table-cell>
          <table:table-cell table:style-name="ce2" office:value-type="string">
            <text:p>pjz</text:p>
          </table:table-cell>
          <table:table-cell office:value-type="string">
            <text:p>P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</text:p>
          </table:table-cell>
          <table:table-cell table:style-name="ce2" office:value-type="string">
            <text:p>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uli</text:p>
          </table:table-cell>
          <table:table-cell table:style-name="ce2" office:value-type="string">
            <text:p>panuli</text:p>
          </table:table-cell>
          <table:table-cell office:value-type="string">
            <text:p>padn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kaž</text:p>
          </table:table-cell>
          <table:table-cell table:style-name="ce1" office:value-type="string">
            <text:p>njeskaž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[njewěsće</text:p>
          </table:table-cell>
          <table:table-cell office:value-type="string">
            <text:p>[njewěsć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wdozć</text:p>
          </table:table-cell>
          <table:table-cell table:style-name="ce1" office:value-type="string">
            <text:p>njeprawosć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wdozći</text:p>
          </table:table-cell>
          <table:table-cell table:style-name="ce1" office:value-type="string">
            <text:p>njeprawosć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mudrych</text:p>
          </table:table-cell>
          <table:table-cell office:value-type="string">
            <text:p>njemudryc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dyrbja</text:p>
          </table:table-cell>
          <table:table-cell office:value-type="string">
            <text:p>njedyrbj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tčišim</text:p>
          </table:table-cell>
          <table:table-cell table:style-name="ce1" office:value-type="string">
            <text:p>nětčišim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šeje</text:p>
          </table:table-cell>
          <table:table-cell office:value-type="string">
            <text:p>naše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pominanje</text:p>
          </table:table-cell>
          <table:table-cell office:value-type="string">
            <text:p>napominan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udri</text:p>
          </table:table-cell>
          <table:table-cell office:value-type="string">
            <text:p>mudr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zniša</text:p>
          </table:table-cell>
          <table:table-cell table:style-name="ce1" office:value-type="string">
            <text:p>mócniš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łozć</text:p>
          </table:table-cell>
          <table:table-cell table:style-name="ce1" office:value-type="string">
            <text:p>miłosć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l</text:p>
          </table:table-cell>
          <table:table-cell table:style-name="ce1" office:value-type="string">
            <text:p>Ma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-li</text:p>
          </table:table-cell>
          <table:table-cell table:style-name="ce1" office:value-type="string">
            <text:p>Ma-l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łžu</text:p>
          </table:table-cell>
          <table:table-cell office:value-type="string">
            <text:p>łž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bu</text:p>
          </table:table-cell>
          <table:table-cell office:value-type="string">
            <text:p>lub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bił</text:p>
          </table:table-cell>
          <table:table-cell office:value-type="string">
            <text:p>lubił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nježiła</text:p>
          </table:table-cell>
          <table:table-cell office:value-type="string">
            <text:p>knježił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nježić</text:p>
          </table:table-cell>
          <table:table-cell office:value-type="string">
            <text:p>knježić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ničomny</text:p>
          </table:table-cell>
          <table:table-cell office:value-type="string">
            <text:p>kničomny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imž</text:p>
          </table:table-cell>
          <table:table-cell office:value-type="string">
            <text:p>kimž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wala</text:p>
          </table:table-cell>
          <table:table-cell table:style-name="ce1" office:value-type="string">
            <text:p>chwal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yztusoweho</text:p>
          </table:table-cell>
          <table:table-cell table:style-name="ce1" office:value-type="string">
            <text:p>chrystusoweh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yztusej</text:p>
          </table:table-cell>
          <table:table-cell table:style-name="ce1" office:value-type="string">
            <text:p>Chrystusej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nchrejzkeje</text:p>
          </table:table-cell>
          <table:table-cell table:style-name="ce2" office:value-type="string">
            <text:p>kenchrejzke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a</text:p>
          </table:table-cell>
          <table:table-cell table:style-name="ce1" office:value-type="string">
            <text:p>[J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rěšne</text:p>
          </table:table-cell>
          <table:table-cell office:value-type="string">
            <text:p>hrěšn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rěchom</text:p>
          </table:table-cell>
          <table:table-cell office:value-type="string">
            <text:p>hrěch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</text:p>
          </table:table-cell>
          <table:table-cell table:style-name="ce2" office:value-type="string">
            <text:p>hoz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zpanzkeje</text:p>
          </table:table-cell>
          <table:table-cell table:style-name="ce2" office:value-type="string">
            <text:p>Hizpanzke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njene</text:p>
          </table:table-cell>
          <table:table-cell office:value-type="string">
            <text:p>hanjen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łozow</text:p>
          </table:table-cell>
          <table:table-cell office:value-type="string">
            <text:p>hałozow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dam</text:p>
          </table:table-cell>
          <table:table-cell office:value-type="string">
            <text:p>hada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bu</text:p>
          </table:table-cell>
          <table:table-cell table:style-name="ce1" office:value-type="string">
            <text:p>Feb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akowanje</text:p>
          </table:table-cell>
          <table:table-cell office:value-type="string">
            <text:p>dźakowanj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omny</text:p>
          </table:table-cell>
          <table:table-cell table:style-name="ce1" office:value-type="string">
            <text:p>duchown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omni</text:p>
          </table:table-cell>
          <table:table-cell table:style-name="ce1" office:value-type="string">
            <text:p>duchown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łžnizy</text:p>
          </table:table-cell>
          <table:table-cell table:style-name="ce1" office:value-type="string">
            <text:p>dołžnicy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bremu</text:p>
          </table:table-cell>
          <table:table-cell office:value-type="string">
            <text:p>dobremu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wk</text:p>
          </table:table-cell>
          <table:table-cell office:value-type="string">
            <text:p>dawk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imž</text:p>
          </table:table-cell>
          <table:table-cell office:value-type="string">
            <text:p>čimž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zćili</text:p>
          </table:table-cell>
          <table:table-cell table:style-name="ce1" office:value-type="string">
            <text:p>česćili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ělne</text:p>
          </table:table-cell>
          <table:table-cell office:value-type="string">
            <text:p>ćěln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akamy</text:p>
          </table:table-cell>
          <table:table-cell office:value-type="string">
            <text:p>čakam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jesbóžnych</text:p>
          </table:table-cell>
          <table:table-cell table:style-name="ce1" office:value-type="string">
            <text:p>bjezbóžnyc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jesbóžnozć</text:p>
          </table:table-cell>
          <table:table-cell table:style-name="ce1" office:value-type="string">
            <text:p>bjezbóžnosć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ěšće</text:p>
          </table:table-cell>
          <table:table-cell office:value-type="string">
            <text:p>běšć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hajzkeje</text:p>
          </table:table-cell>
          <table:table-cell table:style-name="ce2" office:value-type="string">
            <text:p>Achajaskej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tab/>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ź</text:p>
          </table:table-cell>
          <table:table-cell office:value-type="string">
            <text:p>ź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ineje</text:p>
          </table:table-cell>
          <table:table-cell table:style-name="ce1" office:value-type="string">
            <text:p>cyrkwinej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lički</text:p>
          </table:table-cell>
          <table:table-cell table:style-name="ce1" office:value-type="string">
            <text:p>cyličk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łeje</text:p>
          </table:table-cell>
          <table:table-cell table:style-name="ce1" office:value-type="string">
            <text:p>cyłej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gel</text:p>
          </table:table-cell>
          <table:table-cell table:style-name="ce2" office:value-type="string">
            <text:p>zyge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nkomneho</text:p>
          </table:table-cell>
          <table:table-cell table:style-name="ce1" office:value-type="string">
            <text:p>zwonkown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onknym</text:p>
          </table:table-cell>
          <table:table-cell office:value-type="string">
            <text:p>zwonkn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olu</text:p>
          </table:table-cell>
          <table:table-cell office:value-type="string">
            <text:p>zwolu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ezć</text:p>
          </table:table-cell>
          <table:table-cell table:style-name="ce1" office:value-type="string">
            <text:p>zwjes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ar</text:p>
          </table:table-cell>
          <table:table-cell office:value-type="string">
            <text:p>zwa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nizy</text:p>
          </table:table-cell>
          <table:table-cell table:style-name="ce1" office:value-type="string">
            <text:p>zwadni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y</text:p>
          </table:table-cell>
          <table:table-cell table:style-name="ce1" office:value-type="string">
            <text:p>cuz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eho</text:p>
          </table:table-cell>
          <table:table-cell table:style-name="ce1" office:value-type="string">
            <text:p>cuzeh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</text:p>
          </table:table-cell>
          <table:table-cell table:style-name="ce2" office:value-type="string">
            <text:p>z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orićelej</text:p>
          </table:table-cell>
          <table:table-cell table:style-name="ce1" office:value-type="string">
            <text:p>stworićelej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źi</text:p>
          </table:table-cell>
          <table:table-cell table:style-name="ce1" office:value-type="string">
            <text:p>stwjerdź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źimy</text:p>
          </table:table-cell>
          <table:table-cell office:value-type="string">
            <text:p>stwjerdźim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źeni</text:p>
          </table:table-cell>
          <table:table-cell table:style-name="ce1" office:value-type="string">
            <text:p>stwjerdźen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njenej</text:p>
          </table:table-cell>
          <table:table-cell table:style-name="ce1" office:value-type="string">
            <text:p>stwjerdnjenej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iwši</text:p>
          </table:table-cell>
          <table:table-cell table:style-name="ce1" office:value-type="string">
            <text:p>stupiwš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enje</text:p>
          </table:table-cell>
          <table:table-cell table:style-name="ce1" office:value-type="string">
            <text:p>storčenj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pach</text:p>
          </table:table-cell>
          <table:table-cell table:style-name="ce1" office:value-type="string">
            <text:p>stopa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na</text:p>
          </table:table-cell>
          <table:table-cell table:style-name="ce1" office:value-type="string">
            <text:p>ston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iš</text:p>
          </table:table-cell>
          <table:table-cell table:style-name="ce1" office:value-type="string">
            <text:p>stejiš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imy</text:p>
          </table:table-cell>
          <table:table-cell table:style-name="ce1" office:value-type="string">
            <text:p>stejim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wow</text:p>
          </table:table-cell>
          <table:table-cell table:style-name="ce1" office:value-type="string">
            <text:p>stawo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wali</text:p>
          </table:table-cell>
          <table:table-cell table:style-name="ce1" office:value-type="string">
            <text:p>stawal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šimaj</text:p>
          </table:table-cell>
          <table:table-cell table:style-name="ce1" office:value-type="string">
            <text:p>staršimaj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j</text:p>
          </table:table-cell>
          <table:table-cell table:style-name="ce1" office:value-type="string">
            <text:p>staraj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nu</text:p>
          </table:table-cell>
          <table:table-cell table:style-name="ce1" office:value-type="string">
            <text:p>stajnu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nozć</text:p>
          </table:table-cell>
          <table:table-cell table:style-name="ce1" office:value-type="string">
            <text:p>zrudnos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ytuješ</text:p>
          </table:table-cell>
          <table:table-cell office:value-type="string">
            <text:p>zpytuješ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neho</text:p>
          </table:table-cell>
          <table:table-cell table:style-name="ce1" office:value-type="string">
            <text:p>spytowaneh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li</text:p>
          </table:table-cell>
          <table:table-cell table:style-name="ce1" office:value-type="string">
            <text:p>spytal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eš</text:p>
          </table:table-cell>
          <table:table-cell table:style-name="ce1" office:value-type="string">
            <text:p>spušćeš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enje</text:p>
          </table:table-cell>
          <table:table-cell table:style-name="ce1" office:value-type="string">
            <text:p>spušćenj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ozny</text:p>
          </table:table-cell>
          <table:table-cell table:style-name="ce2" office:value-type="string">
            <text:p>z pomocn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m</text:p>
          </table:table-cell>
          <table:table-cell table:style-name="ce1" office:value-type="string">
            <text:p>spomin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</text:p>
          </table:table-cell>
          <table:table-cell table:style-name="ce1" office:value-type="string">
            <text:p>spodob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nja</text:p>
          </table:table-cell>
          <table:table-cell table:style-name="ce1" office:value-type="string">
            <text:p>spodobanj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ć</text:p>
          </table:table-cell>
          <table:table-cell table:style-name="ce1" office:value-type="string">
            <text:p>spodobać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łodźi</text:p>
          </table:table-cell>
          <table:table-cell table:style-name="ce1" office:value-type="string">
            <text:p>spłodź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wać</text:p>
          </table:table-cell>
          <table:table-cell table:style-name="ce1" office:value-type="string">
            <text:p>spěwać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šne</text:p>
          </table:table-cell>
          <table:table-cell table:style-name="ce1" office:value-type="string">
            <text:p>spěšn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hnowanjom</text:p>
          </table:table-cell>
          <table:table-cell table:style-name="ce1" office:value-type="string">
            <text:p>žohnowanjo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utskomnym</text:p>
          </table:table-cell>
          <table:table-cell table:style-name="ce1" office:value-type="string">
            <text:p>znutřkowny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utskomneho</text:p>
          </table:table-cell>
          <table:table-cell table:style-name="ce1" office:value-type="string">
            <text:p>znutřkowneh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utskach</text:p>
          </table:table-cell>
          <table:table-cell table:style-name="ce2" office:value-type="string">
            <text:p>z nutřk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osył</text:p>
          </table:table-cell>
          <table:table-cell office:value-type="string">
            <text:p>znosy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osyć</text:p>
          </table:table-cell>
          <table:table-cell office:value-type="string">
            <text:p>znosy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ł</text:p>
          </table:table-cell>
          <table:table-cell office:value-type="string">
            <text:p>zn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łožili</text:p>
          </table:table-cell>
          <table:table-cell office:value-type="string">
            <text:p>złožil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u</text:p>
          </table:table-cell>
          <table:table-cell table:style-name="ce1" office:value-type="string">
            <text:p>złósću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boćiweho</text:p>
          </table:table-cell>
          <table:table-cell table:style-name="ce2" office:value-type="string">
            <text:p>złoboćiweh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eneje</text:p>
          </table:table-cell>
          <table:table-cell table:style-name="ce1" office:value-type="string">
            <text:p>skažen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jenje</text:p>
          </table:table-cell>
          <table:table-cell office:value-type="string">
            <text:p>zjew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jenja</text:p>
          </table:table-cell>
          <table:table-cell office:value-type="string">
            <text:p>zjewje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dnani</text:p>
          </table:table-cell>
          <table:table-cell office:value-type="string">
            <text:p>zjedna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ba</text:p>
          </table:table-cell>
          <table:table-cell office:value-type="string">
            <text:p>zjeb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onje</text:p>
          </table:table-cell>
          <table:table-cell office:value-type="string">
            <text:p>Cionj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m</text:p>
          </table:table-cell>
          <table:table-cell table:style-name="ce2" office:value-type="string">
            <text:p>ži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żid</text:p>
          </table:table-cell>
          <table:table-cell table:style-name="ce1" office:value-type="string">
            <text:p>ži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romadźuješ</text:p>
          </table:table-cell>
          <table:table-cell office:value-type="string">
            <text:p>zhromadźu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otowane</text:p>
          </table:table-cell>
          <table:table-cell office:value-type="string">
            <text:p>zhotowa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ibuj</text:p>
          </table:table-cell>
          <table:table-cell office:value-type="string">
            <text:p>zhibu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ibowali</text:p>
          </table:table-cell>
          <table:table-cell office:value-type="string">
            <text:p>zhibowal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f</text:p>
          </table:table-cell>
          <table:table-cell table:style-name="ce2" office:value-type="string">
            <text:p>z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rjeło</text:p>
          </table:table-cell>
          <table:table-cell table:style-name="ce1" office:value-type="string">
            <text:p>zemrěł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le</text:p>
          </table:table-cell>
          <table:table-cell table:style-name="ce1" office:value-type="string">
            <text:p>se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ehliwe</text:p>
          </table:table-cell>
          <table:table-cell office:value-type="string">
            <text:p>žehliw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aoth</text:p>
          </table:table-cell>
          <table:table-cell table:style-name="ce2" office:value-type="string">
            <text:p>zebaot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ychujemy</text:p>
          </table:table-cell>
          <table:table-cell office:value-type="string">
            <text:p>zdychuje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ychowanjom</text:p>
          </table:table-cell>
          <table:table-cell office:value-type="string">
            <text:p>zdychowanj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obne</text:p>
          </table:table-cell>
          <table:table-cell office:value-type="string">
            <text:p>zdobn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i</text:p>
          </table:table-cell>
          <table:table-cell table:style-name="ce1" office:value-type="string">
            <text:p>sćerpliw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ytk</text:p>
          </table:table-cell>
          <table:table-cell office:value-type="string">
            <text:p>zbyt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udźenyje</text:p>
          </table:table-cell>
          <table:table-cell office:value-type="string">
            <text:p>zbudźeny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udźene</text:p>
          </table:table-cell>
          <table:table-cell office:value-type="string">
            <text:p>zbudźe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óžnych</text:p>
          </table:table-cell>
          <table:table-cell office:value-type="string">
            <text:p>zbóžn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yglowany</text:p>
          </table:table-cell>
          <table:table-cell office:value-type="string">
            <text:p>zazyglowa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tupuje</text:p>
          </table:table-cell>
          <table:table-cell office:value-type="string">
            <text:p>zaztupu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tupa</text:p>
          </table:table-cell>
          <table:table-cell office:value-type="string">
            <text:p>zaztup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pnizy</text:p>
          </table:table-cell>
          <table:table-cell office:value-type="string">
            <text:p>zazpniz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jedu</text:p>
          </table:table-cell>
          <table:table-cell office:value-type="string">
            <text:p>zawje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idźili</text:p>
          </table:table-cell>
          <table:table-cell office:value-type="string">
            <text:p>zawidź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ykany</text:p>
          </table:table-cell>
          <table:table-cell office:value-type="string">
            <text:p>zatyka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</text:p>
          </table:table-cell>
          <table:table-cell office:value-type="string">
            <text:p>zatam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š</text:p>
          </table:table-cell>
          <table:table-cell office:value-type="string">
            <text:p>zatama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nztwa</text:p>
          </table:table-cell>
          <table:table-cell office:value-type="string">
            <text:p>zatamanztw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ny</text:p>
          </table:table-cell>
          <table:table-cell office:value-type="string">
            <text:p>zatama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ło</text:p>
          </table:table-cell>
          <table:table-cell office:value-type="string">
            <text:p>zatama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słužił</text:p>
          </table:table-cell>
          <table:table-cell office:value-type="string">
            <text:p>zasłuž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šła</text:p>
          </table:table-cell>
          <table:table-cell office:value-type="string">
            <text:p>zaš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šćěpić</text:p>
          </table:table-cell>
          <table:table-cell office:value-type="string">
            <text:p>zašćěp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počawši</text:p>
          </table:table-cell>
          <table:table-cell office:value-type="string">
            <text:p>započawš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płaćiło</text:p>
          </table:table-cell>
          <table:table-cell office:value-type="string">
            <text:p>zapłaći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płaćenje</text:p>
          </table:table-cell>
          <table:table-cell office:value-type="string">
            <text:p>zapłać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nknuł</text:p>
          </table:table-cell>
          <table:table-cell office:value-type="string">
            <text:p>zanknu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nja</text:p>
          </table:table-cell>
          <table:table-cell office:value-type="string">
            <text:p>z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molwja</text:p>
          </table:table-cell>
          <table:table-cell office:value-type="string">
            <text:p>zamolw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mjelčeć</text:p>
          </table:table-cell>
          <table:table-cell office:value-type="string">
            <text:p>zamjelče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mjelčane</text:p>
          </table:table-cell>
          <table:table-cell office:value-type="string">
            <text:p>zamjelča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ozć</text:p>
          </table:table-cell>
          <table:table-cell office:value-type="string">
            <text:p>žał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kleća</text:p>
          </table:table-cell>
          <table:table-cell office:value-type="string">
            <text:p>zakleć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kład</text:p>
          </table:table-cell>
          <table:table-cell office:value-type="string">
            <text:p>zakła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khowani</text:p>
          </table:table-cell>
          <table:table-cell office:value-type="string">
            <text:p>zakhowa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khadźejće</text:p>
          </table:table-cell>
          <table:table-cell office:value-type="string">
            <text:p>zakhadźej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hanibjeny</text:p>
          </table:table-cell>
          <table:table-cell office:value-type="string">
            <text:p>zahanib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hanibili</text:p>
          </table:table-cell>
          <table:table-cell office:value-type="string">
            <text:p>zahanib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dźěwanje</text:p>
          </table:table-cell>
          <table:table-cell office:value-type="string">
            <text:p>zadźěw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dozćow</text:p>
          </table:table-cell>
          <table:table-cell office:value-type="string">
            <text:p>žadozćow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dozće</text:p>
          </table:table-cell>
          <table:table-cell office:value-type="string">
            <text:p>žadoz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dam</text:p>
          </table:table-cell>
          <table:table-cell office:value-type="string">
            <text:p>žad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ćmjena</text:p>
          </table:table-cell>
          <table:table-cell office:value-type="string">
            <text:p>zaćmje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ćisnjenje</text:p>
          </table:table-cell>
          <table:table-cell office:value-type="string">
            <text:p>zaćisn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chodneho</text:p>
          </table:table-cell>
          <table:table-cell office:value-type="string">
            <text:p>zachodn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bići</text:p>
          </table:table-cell>
          <table:table-cell office:value-type="string">
            <text:p>zabi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j</text:p>
          </table:table-cell>
          <table:table-cell office:value-type="string">
            <text:p>y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šnozće</text:p>
          </table:table-cell>
          <table:table-cell office:value-type="string">
            <text:p>wyšnoz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woleneho</text:p>
          </table:table-cell>
          <table:table-cell office:value-type="string">
            <text:p>wuzwolen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tajić</text:p>
          </table:table-cell>
          <table:table-cell office:value-type="string">
            <text:p>wuztaj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naješ</text:p>
          </table:table-cell>
          <table:table-cell office:value-type="string">
            <text:p>wuzna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najemy</text:p>
          </table:table-cell>
          <table:table-cell office:value-type="string">
            <text:p>wuznaje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trobnje</text:p>
          </table:table-cell>
          <table:table-cell office:value-type="string">
            <text:p>wutrob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trobnej</text:p>
          </table:table-cell>
          <table:table-cell office:value-type="string">
            <text:p>wutrobn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trobna</text:p>
          </table:table-cell>
          <table:table-cell office:value-type="string">
            <text:p>wutrob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wobodźeni</text:p>
          </table:table-cell>
          <table:table-cell office:value-type="string">
            <text:p>wuswobodź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wjećenju</text:p>
          </table:table-cell>
          <table:table-cell office:value-type="string">
            <text:p>wuswjeć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šła</text:p>
          </table:table-cell>
          <table:table-cell office:value-type="string">
            <text:p>wuš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ubany</text:p>
          </table:table-cell>
          <table:table-cell office:value-type="string">
            <text:p>wuruba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achnowanje</text:p>
          </table:table-cell>
          <table:table-cell office:value-type="string">
            <text:p>wurachnow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panyć</text:p>
          </table:table-cell>
          <table:table-cell office:value-type="string">
            <text:p>wupany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rjech</text:p>
          </table:table-cell>
          <table:table-cell office:value-type="string">
            <text:p>wumrje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oženy</text:p>
          </table:table-cell>
          <table:table-cell office:value-type="string">
            <text:p>wumož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ožene</text:p>
          </table:table-cell>
          <table:table-cell office:value-type="string">
            <text:p>wumože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ožena</text:p>
          </table:table-cell>
          <table:table-cell office:value-type="string">
            <text:p>wumože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łožić</text:p>
          </table:table-cell>
          <table:table-cell office:value-type="string">
            <text:p>wułož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lata</text:p>
          </table:table-cell>
          <table:table-cell office:value-type="string">
            <text:p>wula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hle</text:p>
          </table:table-cell>
          <table:table-cell office:value-type="string">
            <text:p>wuh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źělił</text:p>
          </table:table-cell>
          <table:table-cell office:value-type="string">
            <text:p>wudźěl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źěłaš</text:p>
          </table:table-cell>
          <table:table-cell office:value-type="string">
            <text:p>wudźěła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źěłał</text:p>
          </table:table-cell>
          <table:table-cell office:value-type="string">
            <text:p>wudźěł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čili</text:p>
          </table:table-cell>
          <table:table-cell office:value-type="string">
            <text:p>wuč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čeŕ</text:p>
          </table:table-cell>
          <table:table-cell office:value-type="string">
            <text:p>wučeŕ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u</text:p>
          </table:table-cell>
          <table:table-cell office:value-type="string">
            <text:p>wš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o</text:p>
          </table:table-cell>
          <table:table-cell office:value-type="string">
            <text:p>wš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ě</text:p>
          </table:table-cell>
          <table:table-cell office:value-type="string">
            <text:p>wšě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elkim</text:p>
          </table:table-cell>
          <table:table-cell office:value-type="string">
            <text:p>wšelk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ztanješ</text:p>
          </table:table-cell>
          <table:table-cell office:value-type="string">
            <text:p>woztan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žiwi</text:p>
          </table:table-cell>
          <table:table-cell office:value-type="string">
            <text:p>wožiw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ztupili</text:p>
          </table:table-cell>
          <table:table-cell office:value-type="string">
            <text:p>wotztup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ztupće</text:p>
          </table:table-cell>
          <table:table-cell office:value-type="string">
            <text:p>wotztup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wobroćić</text:p>
          </table:table-cell>
          <table:table-cell office:value-type="string">
            <text:p>wotwobroć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ročkoweho</text:p>
          </table:table-cell>
          <table:table-cell office:value-type="string">
            <text:p>wotročkow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połožmy</text:p>
          </table:table-cell>
          <table:table-cell office:value-type="string">
            <text:p>wotpołož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měrił</text:p>
          </table:table-cell>
          <table:table-cell office:value-type="string">
            <text:p>wotměr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ewrjeny</text:p>
          </table:table-cell>
          <table:table-cell office:value-type="string">
            <text:p>wotewr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dźělić</text:p>
          </table:table-cell>
          <table:table-cell office:value-type="string">
            <text:p>wotdźěl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dźěleny</text:p>
          </table:table-cell>
          <table:table-cell office:value-type="string">
            <text:p>wotdźěl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wjećenym</text:p>
          </table:table-cell>
          <table:table-cell office:value-type="string">
            <text:p>woswjećen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łabnje</text:p>
          </table:table-cell>
          <table:table-cell office:value-type="string">
            <text:p>wosłab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ebnaj</text:p>
          </table:table-cell>
          <table:table-cell office:value-type="string">
            <text:p>wosebn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adźe</text:p>
          </table:table-cell>
          <table:table-cell office:value-type="string">
            <text:p>wosadź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rował</text:p>
          </table:table-cell>
          <table:table-cell office:value-type="string">
            <text:p>woprow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že</text:p>
          </table:table-cell>
          <table:table-cell office:value-type="string">
            <text:p>wopokaž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ža</text:p>
          </table:table-cell>
          <table:table-cell office:value-type="string">
            <text:p>wopoka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iłztwje</text:p>
          </table:table-cell>
          <table:table-cell office:value-type="string">
            <text:p>wopiłztw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łtarje</text:p>
          </table:table-cell>
          <table:table-cell office:value-type="string">
            <text:p>wołtar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lijowym</text:p>
          </table:table-cell>
          <table:table-cell office:value-type="string">
            <text:p>wolijow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lijoweho</text:p>
          </table:table-cell>
          <table:table-cell office:value-type="string">
            <text:p>wolijow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łamy</text:p>
          </table:table-cell>
          <table:table-cell office:value-type="string">
            <text:p>woła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khrobli</text:p>
          </table:table-cell>
          <table:table-cell office:value-type="string">
            <text:p>wokhrob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khroblił</text:p>
          </table:table-cell>
          <table:table-cell office:value-type="string">
            <text:p>wokhrobl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čakowanje</text:p>
          </table:table-cell>
          <table:table-cell office:value-type="string">
            <text:p>wočakow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ztaraŕ</text:p>
          </table:table-cell>
          <table:table-cell office:value-type="string">
            <text:p>wobztaraŕ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ztaranje</text:p>
          </table:table-cell>
          <table:table-cell office:value-type="string">
            <text:p>wobztar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žranztwje</text:p>
          </table:table-cell>
          <table:table-cell office:value-type="string">
            <text:p>wobžranztw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zkorža</text:p>
          </table:table-cell>
          <table:table-cell office:value-type="string">
            <text:p>wobzkor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zanknjenju</text:p>
          </table:table-cell>
          <table:table-cell office:value-type="string">
            <text:p>wobzanknj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zanknjena</text:p>
          </table:table-cell>
          <table:table-cell office:value-type="string">
            <text:p>wobzanknje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twjerdźił</text:p>
          </table:table-cell>
          <table:table-cell office:value-type="string">
            <text:p>wobtwjerdź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swědčena</text:p>
          </table:table-cell>
          <table:table-cell office:value-type="string">
            <text:p>wobswědče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ězk</text:p>
          </table:table-cell>
          <table:table-cell office:value-type="string">
            <text:p>wobrěz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ězkom</text:p>
          </table:table-cell>
          <table:table-cell office:value-type="string">
            <text:p>wobrězk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ěe</text:p>
          </table:table-cell>
          <table:table-cell office:value-type="string">
            <text:p>wobrě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nowjenjom</text:p>
          </table:table-cell>
          <table:table-cell office:value-type="string">
            <text:p>wobnowjenj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lečmy</text:p>
          </table:table-cell>
          <table:table-cell office:value-type="string">
            <text:p>wobleč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honili</text:p>
          </table:table-cell>
          <table:table-cell office:value-type="string">
            <text:p>wobhon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łóhi</text:p>
          </table:table-cell>
          <table:table-cell office:value-type="string">
            <text:p>włóh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dźeŕ</text:p>
          </table:table-cell>
          <table:table-cell office:value-type="string">
            <text:p>wjedźeŕ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ći</text:p>
          </table:table-cell>
          <table:table-cell office:value-type="string">
            <text:p>wje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ćenje</text:p>
          </table:table-cell>
          <table:table-cell office:value-type="string">
            <text:p>wjeć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sy</text:p>
          </table:table-cell>
          <table:table-cell office:value-type="string">
            <text:p>wis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zte</text:p>
          </table:table-cell>
          <table:table-cell office:value-type="string">
            <text:p>wězt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zach</text:p>
          </table:table-cell>
          <table:table-cell office:value-type="string">
            <text:p>wěz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šćenje</text:p>
          </table:table-cell>
          <table:table-cell office:value-type="string">
            <text:p>wěšć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rjachmy</text:p>
          </table:table-cell>
          <table:table-cell office:value-type="string">
            <text:p>wěrjach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muy</text:p>
          </table:table-cell>
          <table:table-cell office:value-type="string">
            <text:p>wěmu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domnozće</text:p>
          </table:table-cell>
          <table:table-cell office:value-type="string">
            <text:p>wědomnoz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čna</text:p>
          </table:table-cell>
          <table:table-cell office:value-type="string">
            <text:p>wěč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šu</text:p>
          </table:table-cell>
          <table:table-cell office:value-type="string">
            <text:p>waš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šnja</text:p>
          </table:table-cell>
          <table:table-cell office:value-type="string">
            <text:p>waš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nowanje</text:p>
          </table:table-cell>
          <table:table-cell office:value-type="string">
            <text:p>warnow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šne</text:p>
          </table:table-cell>
          <table:table-cell office:value-type="string">
            <text:p>tyš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ši</text:p>
          </table:table-cell>
          <table:table-cell office:value-type="string">
            <text:p>tyš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ošće</text:p>
          </table:table-cell>
          <table:table-cell office:value-type="string">
            <text:p>troš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fozu</text:p>
          </table:table-cell>
          <table:table-cell office:value-type="string">
            <text:p>trifoz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fenu</text:p>
          </table:table-cell>
          <table:table-cell office:value-type="string">
            <text:p>trife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aŕšach</text:p>
          </table:table-cell>
          <table:table-cell office:value-type="string">
            <text:p>towaŕš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kor</text:p>
          </table:table-cell>
          <table:table-cell office:value-type="string">
            <text:p>tkor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motheus</text:p>
          </table:table-cell>
          <table:table-cell office:value-type="string">
            <text:p>timothe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hěs</text:p>
          </table:table-cell>
          <table:table-cell office:value-type="string">
            <text:p>thě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rzius</text:p>
          </table:table-cell>
          <table:table-cell office:value-type="string">
            <text:p>terzi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jkeje</text:p>
          </table:table-cell>
          <table:table-cell office:value-type="string">
            <text:p>tajk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ylni</text:p>
          </table:table-cell>
          <table:table-cell office:value-type="string">
            <text:p>syl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o</text:p>
          </table:table-cell>
          <table:table-cell office:value-type="string">
            <text:p>sw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obodźe</text:p>
          </table:table-cell>
          <table:table-cell office:value-type="string">
            <text:p>swobodź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eći</text:p>
          </table:table-cell>
          <table:table-cell office:value-type="string">
            <text:p>swje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ećeny</text:p>
          </table:table-cell>
          <table:table-cell office:value-type="string">
            <text:p>swjeć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ećenje</text:p>
          </table:table-cell>
          <table:table-cell office:value-type="string">
            <text:p>swjeć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ata</text:p>
          </table:table-cell>
          <table:table-cell office:value-type="string">
            <text:p>swja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rnozću</text:p>
          </table:table-cell>
          <table:table-cell office:value-type="string">
            <text:p>swěrnozć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arjenju</text:p>
          </table:table-cell>
          <table:table-cell office:value-type="string">
            <text:p>swarj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arjenja</text:p>
          </table:table-cell>
          <table:table-cell office:value-type="string">
            <text:p>swarje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u</text:p>
          </table:table-cell>
          <table:table-cell office:value-type="string">
            <text:p>su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objach</text:p>
          </table:table-cell>
          <table:table-cell office:value-type="string">
            <text:p>sudobj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</text:p>
          </table:table-cell>
          <table:table-cell office:value-type="string">
            <text:p>š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rafy</text:p>
          </table:table-cell>
          <table:table-cell office:value-type="string">
            <text:p>štraf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rafje</text:p>
          </table:table-cell>
          <table:table-cell office:value-type="string">
            <text:p>štraf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ejmy</text:p>
          </table:table-cell>
          <table:table-cell office:value-type="string">
            <text:p>stej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achyna</text:p>
          </table:table-cell>
          <table:table-cell office:value-type="string">
            <text:p>stachy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woboda</text:p>
          </table:table-cell>
          <table:table-cell office:value-type="string">
            <text:p>sswobod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u</text:p>
          </table:table-cell>
          <table:table-cell office:value-type="string">
            <text:p>ss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mili</text:p>
          </table:table-cell>
          <table:table-cell office:value-type="string">
            <text:p>ssm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łužu</text:p>
          </table:table-cell>
          <table:table-cell office:value-type="string">
            <text:p>ssłuž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łužće</text:p>
          </table:table-cell>
          <table:table-cell office:value-type="string">
            <text:p>ssłuž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zthenes</text:p>
          </table:table-cell>
          <table:table-cell office:value-type="string">
            <text:p>sozthen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zipater</text:p>
          </table:table-cell>
          <table:table-cell office:value-type="string">
            <text:p>sozipater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dom</text:p>
          </table:table-cell>
          <table:table-cell office:value-type="string">
            <text:p>sod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bujateju</text:p>
          </table:table-cell>
          <table:table-cell office:value-type="string">
            <text:p>sobujate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buherbojo</text:p>
          </table:table-cell>
          <table:table-cell office:value-type="string">
            <text:p>sobuherboj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smy</text:p>
          </table:table-cell>
          <table:table-cell office:value-type="string">
            <text:p>[s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y-li</text:p>
          </table:table-cell>
          <table:table-cell office:value-type="string">
            <text:p>smy-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jertnym</text:p>
          </table:table-cell>
          <table:table-cell office:value-type="string">
            <text:p>smjertn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jertne</text:p>
          </table:table-cell>
          <table:table-cell office:value-type="string">
            <text:p>smjert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ili</text:p>
          </table:table-cell>
          <table:table-cell office:value-type="string">
            <text:p>sm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ilił</text:p>
          </table:table-cell>
          <table:table-cell office:value-type="string">
            <text:p>smil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užomnizu</text:p>
          </table:table-cell>
          <table:table-cell office:value-type="string">
            <text:p>słužomniz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uža</text:p>
          </table:table-cell>
          <table:table-cell office:value-type="string">
            <text:p>słu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ubje</text:p>
          </table:table-cell>
          <table:table-cell office:value-type="string">
            <text:p>slub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lachty</text:p>
          </table:table-cell>
          <table:table-cell office:value-type="string">
            <text:p>šlacht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abozći</text:p>
          </table:table-cell>
          <table:table-cell office:value-type="string">
            <text:p>słab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kody</text:p>
          </table:table-cell>
          <table:table-cell office:value-type="string">
            <text:p>škod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kódni</text:p>
          </table:table-cell>
          <table:table-cell office:value-type="string">
            <text:p>škód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jiob</text:p>
          </table:table-cell>
          <table:table-cell office:value-type="string">
            <text:p>sjio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ona</text:p>
          </table:table-cell>
          <table:table-cell office:value-type="string">
            <text:p>sio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ł</text:p>
          </table:table-cell>
          <table:table-cell office:value-type="string">
            <text:p>s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ija</text:p>
          </table:table-cell>
          <table:table-cell office:value-type="string">
            <text:p>ši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ibałztwa</text:p>
          </table:table-cell>
          <table:table-cell office:value-type="string">
            <text:p>šibałztw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z</text:p>
          </table:table-cell>
          <table:table-cell office:value-type="string">
            <text:p>sho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string">
            <text:p>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ćěpjeny</text:p>
          </table:table-cell>
          <table:table-cell office:value-type="string">
            <text:p>šćěp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slep</text:p>
          </table:table-cell>
          <table:table-cell office:value-type="string">
            <text:p>saslep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slepjenje</text:p>
          </table:table-cell>
          <table:table-cell office:value-type="string">
            <text:p>saslep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ry</text:p>
          </table:table-cell>
          <table:table-cell office:value-type="string">
            <text:p>sar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ra</text:p>
          </table:table-cell>
          <table:table-cell office:value-type="string">
            <text:p>sar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opašne</text:p>
          </table:table-cell>
          <table:table-cell office:value-type="string">
            <text:p>samopaš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b</text:p>
          </table:table-cell>
          <table:table-cell office:value-type="string">
            <text:p>sa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čnik</text:p>
          </table:table-cell>
          <table:table-cell office:value-type="string">
            <text:p>ryčni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čemi</text:p>
          </table:table-cell>
          <table:table-cell office:value-type="string">
            <text:p>ryčem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ffa</text:p>
          </table:table-cell>
          <table:table-cell office:value-type="string">
            <text:p>ruff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ježnik</text:p>
          </table:table-cell>
          <table:table-cell office:value-type="string">
            <text:p>rubježni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zomom</text:p>
          </table:table-cell>
          <table:table-cell office:value-type="string">
            <text:p>rozom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zomny</text:p>
          </table:table-cell>
          <table:table-cell office:value-type="string">
            <text:p>rozom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zomna</text:p>
          </table:table-cell>
          <table:table-cell office:value-type="string">
            <text:p>rozom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wučenje</text:p>
          </table:table-cell>
          <table:table-cell office:value-type="string">
            <text:p>roswuč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rudźeny</text:p>
          </table:table-cell>
          <table:table-cell office:value-type="string">
            <text:p>rosrudź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palili</text:p>
          </table:table-cell>
          <table:table-cell office:value-type="string">
            <text:p>rospal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měšk</text:p>
          </table:table-cell>
          <table:table-cell office:value-type="string">
            <text:p>rosměš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kopali</text:p>
          </table:table-cell>
          <table:table-cell office:value-type="string">
            <text:p>roskopa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hněwać</text:p>
          </table:table-cell>
          <table:table-cell office:value-type="string">
            <text:p>roshněw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mzkim</text:p>
          </table:table-cell>
          <table:table-cell office:value-type="string">
            <text:p>romzk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ězanju</text:p>
          </table:table-cell>
          <table:table-cell office:value-type="string">
            <text:p>rěza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minizcere</text:p>
          </table:table-cell>
          <table:table-cell office:value-type="string">
            <text:p>reminizcer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bekka</text:p>
          </table:table-cell>
          <table:table-cell office:value-type="string">
            <text:p>rebek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će</text:p>
          </table:table-cell>
          <table:table-cell office:value-type="string">
            <text:p>r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dźićel</text:p>
          </table:table-cell>
          <table:table-cell office:value-type="string">
            <text:p>radźiće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ytaju</text:p>
          </table:table-cell>
          <table:table-cell office:value-type="string">
            <text:p>pyta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ućach</text:p>
          </table:table-cell>
          <table:table-cell office:value-type="string">
            <text:p>puć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ztup</text:p>
          </table:table-cell>
          <table:table-cell office:value-type="string">
            <text:p>pšiztup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zpi</text:p>
          </table:table-cell>
          <table:table-cell office:value-type="string">
            <text:p>pšizp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wjazana</text:p>
          </table:table-cell>
          <table:table-cell office:value-type="string">
            <text:p>pšiwjaza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słodźenztwom</text:p>
          </table:table-cell>
          <table:table-cell office:value-type="string">
            <text:p>pšisłodźenztw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słodźa</text:p>
          </table:table-cell>
          <table:table-cell office:value-type="string">
            <text:p>pšisłodź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rodźenych</text:p>
          </table:table-cell>
          <table:table-cell office:value-type="string">
            <text:p>pširodźen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rodźenju</text:p>
          </table:table-cell>
          <table:table-cell office:value-type="string">
            <text:p>pširodź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rodźenemu</text:p>
          </table:table-cell>
          <table:table-cell office:value-type="string">
            <text:p>pširodźenem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ńdźemy</text:p>
          </table:table-cell>
          <table:table-cell office:value-type="string">
            <text:p>pšińdźe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ryte</text:p>
          </table:table-cell>
          <table:table-cell office:value-type="string">
            <text:p>pšikryt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rótšić</text:p>
          </table:table-cell>
          <table:table-cell office:value-type="string">
            <text:p>pšikrótš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ład</text:p>
          </table:table-cell>
          <table:table-cell office:value-type="string">
            <text:p>pšikła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chodne</text:p>
          </table:table-cell>
          <table:table-cell office:value-type="string">
            <text:p>pšichod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bohami</text:p>
          </table:table-cell>
          <table:table-cell office:value-type="string">
            <text:p>pšiboham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bližił</text:p>
          </table:table-cell>
          <table:table-cell office:value-type="string">
            <text:p>pšibliž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upnik</text:p>
          </table:table-cell>
          <table:table-cell office:value-type="string">
            <text:p>pšeztupni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upjenjom</text:p>
          </table:table-cell>
          <table:table-cell office:value-type="string">
            <text:p>pšeztupjenj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upjenja</text:p>
          </table:table-cell>
          <table:table-cell office:value-type="string">
            <text:p>pšeztupje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upić</text:p>
          </table:table-cell>
          <table:table-cell office:value-type="string">
            <text:p>pšeztup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rěł</text:p>
          </table:table-cell>
          <table:table-cell office:value-type="string">
            <text:p>pšeztrě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ało</text:p>
          </table:table-cell>
          <table:table-cell office:value-type="string">
            <text:p>pšezta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taća</text:p>
          </table:table-cell>
          <table:table-cell office:value-type="string">
            <text:p>pšeztać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ju</text:p>
          </table:table-cell>
          <table:table-cell office:value-type="string">
            <text:p>pšezćěha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róćeneje</text:p>
          </table:table-cell>
          <table:table-cell office:value-type="string">
            <text:p>pšewróćen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odźeny</text:p>
          </table:table-cell>
          <table:table-cell office:value-type="string">
            <text:p>pšewodź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obroćili</text:p>
          </table:table-cell>
          <table:table-cell office:value-type="string">
            <text:p>pšewobroć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inył</text:p>
          </table:table-cell>
          <table:table-cell office:value-type="string">
            <text:p>pšewiny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inuć</text:p>
          </table:table-cell>
          <table:table-cell office:value-type="string">
            <text:p>pšewinu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iń</text:p>
          </table:table-cell>
          <table:table-cell office:value-type="string">
            <text:p>pšewiń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injemy</text:p>
          </table:table-cell>
          <table:table-cell office:value-type="string">
            <text:p>pšewinje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pšetožja</text:p>
          </table:table-cell>
          <table:table-cell office:value-type="string">
            <text:p>[pšetož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nili</text:p>
          </table:table-cell>
          <table:table-cell office:value-type="string">
            <text:p>pšeměn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niłe</text:p>
          </table:table-cell>
          <table:table-cell office:value-type="string">
            <text:p>pšeměnił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ńće</text:p>
          </table:table-cell>
          <table:table-cell office:value-type="string">
            <text:p>pšeměń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krasnjeni</text:p>
          </table:table-cell>
          <table:table-cell office:value-type="string">
            <text:p>pšekrasnj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daty</text:p>
          </table:table-cell>
          <table:table-cell office:value-type="string">
            <text:p>pšedat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wja</text:p>
          </table:table-cell>
          <table:table-cell office:value-type="string">
            <text:p>pšećiw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wić</text:p>
          </table:table-cell>
          <table:table-cell office:value-type="string">
            <text:p>pšećiw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šćała</text:p>
          </table:table-cell>
          <table:table-cell office:value-type="string">
            <text:p>pšećišća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ujetej</text:p>
          </table:table-cell>
          <table:table-cell office:value-type="string">
            <text:p>prózujet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owała</text:p>
          </table:table-cell>
          <table:table-cell office:value-type="string">
            <text:p>prózowa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jódkztajenju</text:p>
          </table:table-cell>
          <table:table-cell office:value-type="string">
            <text:p>prjódkztaj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jódkćehnjenju</text:p>
          </table:table-cell>
          <table:table-cell office:value-type="string">
            <text:p>prjódkćehnj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izku</text:p>
          </table:table-cell>
          <table:table-cell office:value-type="string">
            <text:p>prizk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ninarodźeny</text:p>
          </table:table-cell>
          <table:table-cell office:value-type="string">
            <text:p>prěninarodź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nički</text:p>
          </table:table-cell>
          <table:table-cell office:value-type="string">
            <text:p>prěnič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uješ</text:p>
          </table:table-cell>
          <table:table-cell office:value-type="string">
            <text:p>prědu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</text:p>
          </table:table-cell>
          <table:table-cell office:value-type="string">
            <text:p>prě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owanja</text:p>
          </table:table-cell>
          <table:table-cell office:value-type="string">
            <text:p>prědow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wować</text:p>
          </table:table-cell>
          <table:table-cell office:value-type="string">
            <text:p>prawow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wičinjeni</text:p>
          </table:table-cell>
          <table:table-cell office:value-type="string">
            <text:p>prawičinj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wečinjenje</text:p>
          </table:table-cell>
          <table:table-cell office:value-type="string">
            <text:p>prawečin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šeli</text:p>
          </table:table-cell>
          <table:table-cell office:value-type="string">
            <text:p>praše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šał</text:p>
          </table:table-cell>
          <table:table-cell office:value-type="string">
            <text:p>praš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wju</text:p>
          </table:table-cell>
          <table:table-cell office:value-type="string">
            <text:p>poztrow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r</text:p>
          </table:table-cell>
          <table:table-cell office:value-type="string">
            <text:p>poztror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rće</text:p>
          </table:table-cell>
          <table:table-cell office:value-type="string">
            <text:p>poztror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rbóće</text:p>
          </table:table-cell>
          <table:table-cell office:value-type="string">
            <text:p>poztrorbó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ńće</text:p>
          </table:table-cell>
          <table:table-cell office:value-type="string">
            <text:p>poztroń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ajenje</text:p>
          </table:table-cell>
          <table:table-cell office:value-type="string">
            <text:p>pozta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ajeni</text:p>
          </table:table-cell>
          <table:table-cell office:value-type="string">
            <text:p>poztaj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znaćom</text:p>
          </table:table-cell>
          <table:table-cell office:value-type="string">
            <text:p>póznać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zćiwje</text:p>
          </table:table-cell>
          <table:table-cell office:value-type="string">
            <text:p>pózćiw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žadanja</text:p>
          </table:table-cell>
          <table:table-cell office:value-type="string">
            <text:p>požad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žadam</text:p>
          </table:table-cell>
          <table:table-cell office:value-type="string">
            <text:p>požad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žadać</text:p>
          </table:table-cell>
          <table:table-cell office:value-type="string">
            <text:p>požad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jedamy</text:p>
          </table:table-cell>
          <table:table-cell office:value-type="string">
            <text:p>powjeda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rjebnozćach</text:p>
          </table:table-cell>
          <table:table-cell office:value-type="string">
            <text:p>potrjebnozć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rjebać</text:p>
          </table:table-cell>
          <table:table-cell office:value-type="string">
            <text:p>potrjeb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ajnztwo</text:p>
          </table:table-cell>
          <table:table-cell office:value-type="string">
            <text:p>potajnztw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ajne</text:p>
          </table:table-cell>
          <table:table-cell office:value-type="string">
            <text:p>potaj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ajeny</text:p>
          </table:table-cell>
          <table:table-cell office:value-type="string">
            <text:p>pota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ylnjeni</text:p>
          </table:table-cell>
          <table:table-cell office:value-type="string">
            <text:p>posylnj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ylnić</text:p>
          </table:table-cell>
          <table:table-cell office:value-type="string">
            <text:p>posyln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wjeći</text:p>
          </table:table-cell>
          <table:table-cell office:value-type="string">
            <text:p>poswje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łabnjeny</text:p>
          </table:table-cell>
          <table:table-cell office:value-type="string">
            <text:p>posłabn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kłušnozć</text:p>
          </table:table-cell>
          <table:table-cell office:value-type="string">
            <text:p>poskłuš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učenje</text:p>
          </table:table-cell>
          <table:table-cell office:value-type="string">
            <text:p>poruč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ubany</text:p>
          </table:table-cell>
          <table:table-cell office:value-type="string">
            <text:p>poruba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nižnozći</text:p>
          </table:table-cell>
          <table:table-cell office:value-type="string">
            <text:p>ponižn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ysliš</text:p>
          </table:table-cell>
          <table:table-cell office:value-type="string">
            <text:p>pomysli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ik</text:p>
          </table:table-cell>
          <table:table-cell office:value-type="string">
            <text:p>pomozni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ikow</text:p>
          </table:table-cell>
          <table:table-cell office:value-type="string">
            <text:p>pomoznikow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ika</text:p>
          </table:table-cell>
          <table:table-cell office:value-type="string">
            <text:p>pomozni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a</text:p>
          </table:table-cell>
          <table:table-cell office:value-type="string">
            <text:p>pomoz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łnym</text:p>
          </table:table-cell>
          <table:table-cell office:value-type="string">
            <text:p>połn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łnu</text:p>
          </table:table-cell>
          <table:table-cell office:value-type="string">
            <text:p>poł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laty</text:p>
          </table:table-cell>
          <table:table-cell office:value-type="string">
            <text:p>poklat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lakować</text:p>
          </table:table-cell>
          <table:table-cell office:value-type="string">
            <text:p>poklakow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rjebani</text:p>
          </table:table-cell>
          <table:table-cell office:value-type="string">
            <text:p>pohrjeba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óršenjom</text:p>
          </table:table-cell>
          <table:table-cell office:value-type="string">
            <text:p>pohóršenj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ladanje</text:p>
          </table:table-cell>
          <table:table-cell office:value-type="string">
            <text:p>pohlad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hanach</text:p>
          </table:table-cell>
          <table:table-cell office:value-type="string">
            <text:p>póhan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teptaj</text:p>
          </table:table-cell>
          <table:table-cell office:value-type="string">
            <text:p>podtept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obnozć</text:p>
          </table:table-cell>
          <table:table-cell office:value-type="string">
            <text:p>podob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obnozći</text:p>
          </table:table-cell>
          <table:table-cell office:value-type="string">
            <text:p>podobn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dał</text:p>
          </table:table-cell>
          <table:table-cell office:value-type="string">
            <text:p>podd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armo</text:p>
          </table:table-cell>
          <table:table-cell office:value-type="string">
            <text:p>podarm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ałaj</text:p>
          </table:table-cell>
          <table:table-cell office:value-type="string">
            <text:p>podał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aće</text:p>
          </table:table-cell>
          <table:table-cell office:value-type="string">
            <text:p>poda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činkam</text:p>
          </table:table-cell>
          <table:table-cell office:value-type="string">
            <text:p>počink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ćahnu</text:p>
          </table:table-cell>
          <table:table-cell office:value-type="string">
            <text:p>poćah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odźił</text:p>
          </table:table-cell>
          <table:table-cell office:value-type="string">
            <text:p>płodź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odu</text:p>
          </table:table-cell>
          <table:table-cell office:value-type="string">
            <text:p>pło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odach</text:p>
          </table:table-cell>
          <table:table-cell office:value-type="string">
            <text:p>płod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čće</text:p>
          </table:table-cell>
          <table:table-cell office:value-type="string">
            <text:p>płač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ča</text:p>
          </table:table-cell>
          <table:table-cell office:value-type="string">
            <text:p>płač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ikom</text:p>
          </table:table-cell>
          <table:table-cell office:value-type="string">
            <text:p>pismik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ika</text:p>
          </table:table-cell>
          <table:table-cell office:value-type="string">
            <text:p>pismi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še</text:p>
          </table:table-cell>
          <table:table-cell office:value-type="string">
            <text:p>pi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ilologa</text:p>
          </table:table-cell>
          <table:table-cell office:value-type="string">
            <text:p>philolog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araonej</text:p>
          </table:table-cell>
          <table:table-cell office:value-type="string">
            <text:p>pharaon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ězk</text:p>
          </table:table-cell>
          <table:table-cell office:value-type="string">
            <text:p>pěz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zidu</text:p>
          </table:table-cell>
          <table:table-cell office:value-type="string">
            <text:p>perzi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trobu</text:p>
          </table:table-cell>
          <table:table-cell office:value-type="string">
            <text:p>patrob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sle</text:p>
          </table:table-cell>
          <table:table-cell office:value-type="string">
            <text:p>pas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ršonu</text:p>
          </table:table-cell>
          <table:table-cell office:value-type="string">
            <text:p>paršo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uło</text:p>
          </table:table-cell>
          <table:table-cell office:value-type="string">
            <text:p>panu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ó</text:p>
          </table:table-cell>
          <table:table-cell office:value-type="string">
            <text:p>ó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o</text:p>
          </table:table-cell>
          <table:table-cell office:value-type="string">
            <text:p>[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lympu</text:p>
          </table:table-cell>
          <table:table-cell office:value-type="string">
            <text:p>olymp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wozći</text:p>
          </table:table-cell>
          <table:table-cell office:value-type="string">
            <text:p>now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wej</text:p>
          </table:table-cell>
          <table:table-cell office:value-type="string">
            <text:p>now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eš-li</text:p>
          </table:table-cell>
          <table:table-cell office:value-type="string">
            <text:p>nochzeš-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jednoćiwi</text:p>
          </table:table-cell>
          <table:table-cell office:value-type="string">
            <text:p>njezjednoćiw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dobne</text:p>
          </table:table-cell>
          <table:table-cell office:value-type="string">
            <text:p>njezdob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zpi</text:p>
          </table:table-cell>
          <table:table-cell office:value-type="string">
            <text:p>njezazp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móžeše</text:p>
          </table:table-cell>
          <table:table-cell office:value-type="string">
            <text:p>njezamóže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móža</text:p>
          </table:table-cell>
          <table:table-cell office:value-type="string">
            <text:p>njezamó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molće</text:p>
          </table:table-cell>
          <table:table-cell office:value-type="string">
            <text:p>njezamol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hanibi</text:p>
          </table:table-cell>
          <table:table-cell office:value-type="string">
            <text:p>njezahanib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chodnozć</text:p>
          </table:table-cell>
          <table:table-cell office:value-type="string">
            <text:p>njezachod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chodneho</text:p>
          </table:table-cell>
          <table:table-cell office:value-type="string">
            <text:p>njezachodn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slědźenju</text:p>
          </table:table-cell>
          <table:table-cell office:value-type="string">
            <text:p>njewuslědź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rjeknjenym</text:p>
          </table:table-cell>
          <table:table-cell office:value-type="string">
            <text:p>njewurjeknjen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čiš</text:p>
          </table:table-cell>
          <table:table-cell office:value-type="string">
            <text:p>njewuči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ztanu</text:p>
          </table:table-cell>
          <table:table-cell office:value-type="string">
            <text:p>njewozta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brězanje</text:p>
          </table:table-cell>
          <table:table-cell office:value-type="string">
            <text:p>njewobrěz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jedźili</text:p>
          </table:table-cell>
          <table:table-cell office:value-type="string">
            <text:p>njewjedź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jećće</text:p>
          </table:table-cell>
          <table:table-cell office:value-type="string">
            <text:p>njewjeć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sy</text:p>
          </table:table-cell>
          <table:table-cell office:value-type="string">
            <text:p>njewis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nojte</text:p>
          </table:table-cell>
          <table:table-cell office:value-type="string">
            <text:p>njewinojt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nojći</text:p>
          </table:table-cell>
          <table:table-cell office:value-type="string">
            <text:p>njewinoj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imy</text:p>
          </table:table-cell>
          <table:table-cell office:value-type="string">
            <text:p>njewidźi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omnozć</text:p>
          </table:table-cell>
          <table:table-cell office:value-type="string">
            <text:p>njewidom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zty</text:p>
          </table:table-cell>
          <table:table-cell office:value-type="string">
            <text:p>njewězt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ra</text:p>
          </table:table-cell>
          <table:table-cell office:value-type="string">
            <text:p>njewěr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warił</text:p>
          </table:table-cell>
          <table:table-cell office:value-type="string">
            <text:p>njetwar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rjebaju</text:p>
          </table:table-cell>
          <table:table-cell office:value-type="string">
            <text:p>njetrjeba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wěrni</text:p>
          </table:table-cell>
          <table:table-cell office:value-type="string">
            <text:p>njeswěr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šwarnozći</text:p>
          </table:table-cell>
          <table:table-cell office:value-type="string">
            <text:p>nješwarn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waŕće</text:p>
          </table:table-cell>
          <table:table-cell office:value-type="string">
            <text:p>njeswaŕ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udźmy</text:p>
          </table:table-cell>
          <table:table-cell office:value-type="string">
            <text:p>njesudź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milni</text:p>
          </table:table-cell>
          <table:table-cell office:value-type="string">
            <text:p>njesmil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měł</text:p>
          </table:table-cell>
          <table:table-cell office:value-type="string">
            <text:p>njesmě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łyšeli</text:p>
          </table:table-cell>
          <table:table-cell office:value-type="string">
            <text:p>njesłyše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łužili</text:p>
          </table:table-cell>
          <table:table-cell office:value-type="string">
            <text:p>njesłuž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łuža</text:p>
          </table:table-cell>
          <table:table-cell office:value-type="string">
            <text:p>njesłu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zomom</text:p>
          </table:table-cell>
          <table:table-cell office:value-type="string">
            <text:p>njerozom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jekń</text:p>
          </table:table-cell>
          <table:table-cell office:value-type="string">
            <text:p>njerjekń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izpi</text:p>
          </table:table-cell>
          <table:table-cell office:value-type="string">
            <text:p>njepšizp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epušći</text:p>
          </table:table-cell>
          <table:table-cell office:value-type="string">
            <text:p>njepšepuš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ećelztwo</text:p>
          </table:table-cell>
          <table:table-cell office:value-type="string">
            <text:p>njepšećelztw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ećel</text:p>
          </table:table-cell>
          <table:table-cell office:value-type="string">
            <text:p>njepšeće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óznaju</text:p>
          </table:table-cell>
          <table:table-cell office:value-type="string">
            <text:p>njepózna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óznach</text:p>
          </table:table-cell>
          <table:table-cell office:value-type="string">
            <text:p>njepózn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ózćiwozći</text:p>
          </table:table-cell>
          <table:table-cell office:value-type="string">
            <text:p>njepózćiw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žadaj</text:p>
          </table:table-cell>
          <table:table-cell office:value-type="string">
            <text:p>njepožad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słušnozć</text:p>
          </table:table-cell>
          <table:table-cell office:value-type="string">
            <text:p>njeposłuš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słušni</text:p>
          </table:table-cell>
          <table:table-cell office:value-type="string">
            <text:p>njeposłuš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kutnej</text:p>
          </table:table-cell>
          <table:table-cell office:value-type="string">
            <text:p>njepokutn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hlada</text:p>
          </table:table-cell>
          <table:table-cell office:value-type="string">
            <text:p>njepohlad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dajće</text:p>
          </table:table-cell>
          <table:table-cell office:value-type="string">
            <text:p>njepodaj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jepłaćće</text:p>
          </table:table-cell>
          <table:table-cell office:value-type="string">
            <text:p>[njepłać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iješ</text:p>
          </table:table-cell>
          <table:table-cell office:value-type="string">
            <text:p>njepi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nosy</text:p>
          </table:table-cell>
          <table:table-cell office:value-type="string">
            <text:p>njenos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njeseš</text:p>
          </table:table-cell>
          <table:table-cell office:value-type="string">
            <text:p>njenjes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yslće</text:p>
          </table:table-cell>
          <table:table-cell office:value-type="string">
            <text:p>njemysl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udri</text:p>
          </table:table-cell>
          <table:table-cell office:value-type="string">
            <text:p>njemudr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udra</text:p>
          </table:table-cell>
          <table:table-cell office:value-type="string">
            <text:p>njemudr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óznych</text:p>
          </table:table-cell>
          <table:table-cell office:value-type="string">
            <text:p>njemózn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óžeš</text:p>
          </table:table-cell>
          <table:table-cell office:value-type="string">
            <text:p>njemóž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ěć</text:p>
          </table:table-cell>
          <table:table-cell office:value-type="string">
            <text:p>njemě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łžu</text:p>
          </table:table-cell>
          <table:table-cell office:value-type="string">
            <text:p>njełž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nježi</text:p>
          </table:table-cell>
          <table:table-cell office:value-type="string">
            <text:p>njeknjež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wal</text:p>
          </table:table-cell>
          <table:table-cell office:value-type="string">
            <text:p>njekhw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odźiš</text:p>
          </table:table-cell>
          <table:table-cell office:value-type="string">
            <text:p>njekhodźi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jěš</text:p>
          </table:table-cell>
          <table:table-cell office:value-type="string">
            <text:p>njejě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hnadu</text:p>
          </table:table-cell>
          <table:table-cell office:value-type="string">
            <text:p>njehna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grichow</text:p>
          </table:table-cell>
          <table:table-cell office:value-type="string">
            <text:p>njegrichow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źeržće</text:p>
          </table:table-cell>
          <table:table-cell office:value-type="string">
            <text:p>njedźerž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źeržał</text:p>
          </table:table-cell>
          <table:table-cell office:value-type="string">
            <text:p>njedźerž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ztatk</text:p>
          </table:table-cell>
          <table:table-cell office:value-type="string">
            <text:p>njedoztat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ztanje</text:p>
          </table:table-cell>
          <table:table-cell office:value-type="string">
            <text:p>njedozta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pytanju</text:p>
          </table:table-cell>
          <table:table-cell office:value-type="string">
            <text:p>njedopyta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konjał</text:p>
          </table:table-cell>
          <table:table-cell office:value-type="string">
            <text:p>njedokonj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jće</text:p>
          </table:table-cell>
          <table:table-cell office:value-type="string">
            <text:p>njedaj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ztozći</text:p>
          </table:table-cell>
          <table:table-cell office:value-type="string">
            <text:p>nječizt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iš</text:p>
          </table:table-cell>
          <table:table-cell office:value-type="string">
            <text:p>nječini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chał</text:p>
          </table:table-cell>
          <table:table-cell office:value-type="string">
            <text:p>njecha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u</text:p>
          </table:table-cell>
          <table:table-cell office:value-type="string">
            <text:p>njeb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udźće</text:p>
          </table:table-cell>
          <table:table-cell office:value-type="string">
            <text:p>njebudź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jebudźće</text:p>
          </table:table-cell>
          <table:table-cell office:value-type="string">
            <text:p>[njebudź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ěštej</text:p>
          </table:table-cell>
          <table:table-cell office:value-type="string">
            <text:p>njeběšt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zkim</text:p>
          </table:table-cell>
          <table:table-cell office:value-type="string">
            <text:p>nizk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ětčiše</text:p>
          </table:table-cell>
          <table:table-cell office:value-type="string">
            <text:p>nětči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ětčišeho</text:p>
          </table:table-cell>
          <table:table-cell office:value-type="string">
            <text:p>nětčiš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rea</text:p>
          </table:table-cell>
          <table:table-cell office:value-type="string">
            <text:p>nere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ztupił</text:p>
          </table:table-cell>
          <table:table-cell office:value-type="string">
            <text:p>naztup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ztorčenje</text:p>
          </table:table-cell>
          <table:table-cell office:value-type="string">
            <text:p>naztorč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ukli</text:p>
          </table:table-cell>
          <table:table-cell office:value-type="string">
            <text:p>nawuk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syć</text:p>
          </table:table-cell>
          <table:table-cell office:value-type="string">
            <text:p>nasy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šu</text:p>
          </table:table-cell>
          <table:table-cell office:value-type="string">
            <text:p>naš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ša</text:p>
          </table:table-cell>
          <table:table-cell office:value-type="string">
            <text:p>naš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rzisoweho</text:p>
          </table:table-cell>
          <table:table-cell office:value-type="string">
            <text:p>narzisow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rodźištej</text:p>
          </table:table-cell>
          <table:table-cell office:value-type="string">
            <text:p>narodźišt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waj</text:p>
          </table:table-cell>
          <table:table-cell office:value-type="string">
            <text:p>napow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minanja</text:p>
          </table:table-cell>
          <table:table-cell office:value-type="string">
            <text:p>napomin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mina</text:p>
          </table:table-cell>
          <table:table-cell office:value-type="string">
            <text:p>napomi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jelń</text:p>
          </table:table-cell>
          <table:table-cell office:value-type="string">
            <text:p>napjelń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makam</text:p>
          </table:table-cell>
          <table:table-cell office:value-type="string">
            <text:p>namak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lubši</text:p>
          </table:table-cell>
          <table:table-cell office:value-type="string">
            <text:p>najlubš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lubšeho</text:p>
          </table:table-cell>
          <table:table-cell office:value-type="string">
            <text:p>najlubš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lěpje</text:p>
          </table:table-cell>
          <table:table-cell office:value-type="string">
            <text:p>najlěp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hromadźić</text:p>
          </table:table-cell>
          <table:table-cell office:value-type="string">
            <text:p>nahromadź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hota</text:p>
          </table:table-cell>
          <table:table-cell office:value-type="string">
            <text:p>naho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źijemy</text:p>
          </table:table-cell>
          <table:table-cell office:value-type="string">
            <text:p>nadźije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źeć</text:p>
          </table:table-cell>
          <table:table-cell office:value-type="string">
            <text:p>nadźe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panuł</text:p>
          </table:table-cell>
          <table:table-cell office:value-type="string">
            <text:p>nadpanu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eny</text:p>
          </table:table-cell>
          <table:table-cell office:value-type="string">
            <text:p>mysl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a</text:p>
          </table:table-cell>
          <table:table-cell office:value-type="string">
            <text:p>mysl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zkim</text:p>
          </table:table-cell>
          <table:table-cell office:value-type="string">
            <text:p>muzk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zniši</text:p>
          </table:table-cell>
          <table:table-cell office:value-type="string">
            <text:p>mózniš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ŕzki</text:p>
          </table:table-cell>
          <table:table-cell office:value-type="string">
            <text:p>móŕz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we</text:p>
          </table:table-cell>
          <table:table-cell office:value-type="string">
            <text:p>morw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jeni</text:p>
          </table:table-cell>
          <table:table-cell office:value-type="string">
            <text:p>morj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jene</text:p>
          </table:table-cell>
          <table:table-cell office:value-type="string">
            <text:p>morje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i</text:p>
          </table:table-cell>
          <table:table-cell office:value-type="string">
            <text:p>mor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iće</text:p>
          </table:table-cell>
          <table:table-cell office:value-type="string">
            <text:p>mori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dować</text:p>
          </table:table-cell>
          <table:table-cell office:value-type="string">
            <text:p>mordow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jzasoweho</text:p>
          </table:table-cell>
          <table:table-cell office:value-type="string">
            <text:p>mójzasow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dlitwach</text:p>
          </table:table-cell>
          <table:table-cell office:value-type="string">
            <text:p>modlitw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eńšemu</text:p>
          </table:table-cell>
          <table:table-cell office:value-type="string">
            <text:p>mjeńšem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asa</text:p>
          </table:table-cell>
          <table:table-cell office:value-type="string">
            <text:p>mjas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štrej</text:p>
          </table:table-cell>
          <table:table-cell office:value-type="string">
            <text:p>mištr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yła</text:p>
          </table:table-cell>
          <table:table-cell office:value-type="string">
            <text:p>miny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ójz</text:p>
          </table:table-cell>
          <table:table-cell office:value-type="string">
            <text:p>měój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ła</text:p>
          </table:table-cell>
          <table:table-cell office:value-type="string">
            <text:p>mě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ješće</text:p>
          </table:table-cell>
          <table:table-cell office:value-type="string">
            <text:p>měješ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dźelstwo-łamaŕka</text:p>
          </table:table-cell>
          <table:table-cell office:value-type="string">
            <text:p>mandźelstwo-łamaŕ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it</text:p>
          </table:table-cell>
          <table:table-cell office:value-type="string">
            <text:p>mai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ža</text:p>
          </table:table-cell>
          <table:table-cell office:value-type="string">
            <text:p>łž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zius</text:p>
          </table:table-cell>
          <table:table-cell office:value-type="string">
            <text:p>luzi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tki</text:p>
          </table:table-cell>
          <table:table-cell office:value-type="string">
            <text:p>lut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ł</text:p>
          </table:table-cell>
          <table:table-cell office:value-type="string">
            <text:p>lu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šim</text:p>
          </table:table-cell>
          <table:table-cell office:value-type="string">
            <text:p>lubš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lubosć</text:p>
          </table:table-cell>
          <table:table-cell office:value-type="string">
            <text:p>[lubos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je</text:p>
          </table:table-cell>
          <table:table-cell office:value-type="string">
            <text:p>lub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óštow</text:p>
          </table:table-cell>
          <table:table-cell office:value-type="string">
            <text:p>lóštow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je</text:p>
          </table:table-cell>
          <table:table-cell office:value-type="string">
            <text:p>l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haŕ</text:p>
          </table:table-cell>
          <table:table-cell office:value-type="string">
            <text:p>łhaŕ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žane</text:p>
          </table:table-cell>
          <table:table-cell office:value-type="string">
            <text:p>leža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snozće</text:p>
          </table:table-cell>
          <table:table-cell office:value-type="string">
            <text:p>lesnoz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pšemu</text:p>
          </table:table-cell>
          <table:table-cell office:value-type="string">
            <text:p>lěpšem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ni</text:p>
          </table:table-cell>
          <table:table-cell office:value-type="string">
            <text:p>lě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žaze</text:p>
          </table:table-cell>
          <table:table-cell office:value-type="string">
            <text:p>łažaz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maš</text:p>
          </table:table-cell>
          <table:table-cell office:value-type="string">
            <text:p>łama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komztwa</text:p>
          </table:table-cell>
          <table:table-cell office:value-type="string">
            <text:p>lakomztw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hodnymi</text:p>
          </table:table-cell>
          <table:table-cell office:value-type="string">
            <text:p>łahodnym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artus</text:p>
          </table:table-cell>
          <table:table-cell office:value-type="string">
            <text:p>kwart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iwdy</text:p>
          </table:table-cell>
          <table:table-cell office:value-type="string">
            <text:p>kšiwd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ezćijanam</text:p>
          </table:table-cell>
          <table:table-cell office:value-type="string">
            <text:p>kšezćijan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ucha</text:p>
          </table:table-cell>
          <table:table-cell office:value-type="string">
            <text:p>kruch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ejrosleću</text:p>
          </table:table-cell>
          <table:table-cell office:value-type="string">
            <text:p>krejrosleć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sniša</text:p>
          </table:table-cell>
          <table:table-cell office:value-type="string">
            <text:p>krasniš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sne</text:p>
          </table:table-cell>
          <table:table-cell office:value-type="string">
            <text:p>kras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snej</text:p>
          </table:table-cell>
          <table:table-cell office:value-type="string">
            <text:p>krasn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nješ</text:p>
          </table:table-cell>
          <table:table-cell office:value-type="string">
            <text:p>kranješ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jach</text:p>
          </table:table-cell>
          <table:table-cell office:value-type="string">
            <text:p>kraja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kóždy</text:p>
          </table:table-cell>
          <table:table-cell office:value-type="string">
            <text:p>[kóžd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vrinthizkich</text:p>
          </table:table-cell>
          <table:table-cell office:value-type="string">
            <text:p>kovrinthizki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trymajž</text:p>
          </table:table-cell>
          <table:table-cell office:value-type="string">
            <text:p>kotrymajž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traż</text:p>
          </table:table-cell>
          <table:table-cell office:value-type="string">
            <text:p>kotraż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sydło</text:p>
          </table:table-cell>
          <table:table-cell office:value-type="string">
            <text:p>kosyd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inthusu</text:p>
          </table:table-cell>
          <table:table-cell office:value-type="string">
            <text:p>korinthus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intha</text:p>
          </table:table-cell>
          <table:table-cell office:value-type="string">
            <text:p>korinth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ži</text:p>
          </table:table-cell>
          <table:table-cell office:value-type="string">
            <text:p>knjež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žićwžiwjenju</text:p>
          </table:table-cell>
          <table:table-cell office:value-type="string">
            <text:p>knježićwžiwj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žeše</text:p>
          </table:table-cell>
          <table:table-cell office:value-type="string">
            <text:p>knježe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jztwo</text:p>
          </table:table-cell>
          <table:table-cell office:value-type="string">
            <text:p>knjejztw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ičomnu</text:p>
          </table:table-cell>
          <table:table-cell office:value-type="string">
            <text:p>kničom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ičomnozći</text:p>
          </table:table-cell>
          <table:table-cell office:value-type="string">
            <text:p>kničomn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ičomni</text:p>
          </table:table-cell>
          <table:table-cell office:value-type="string">
            <text:p>kničom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ładu</text:p>
          </table:table-cell>
          <table:table-cell office:value-type="string">
            <text:p>kład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obny</text:p>
          </table:table-cell>
          <table:table-cell office:value-type="string">
            <text:p>khwalob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ili</text:p>
          </table:table-cell>
          <table:table-cell office:value-type="string">
            <text:p>khwal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i</text:p>
          </table:table-cell>
          <table:table-cell office:value-type="string">
            <text:p>khwa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erjo</text:p>
          </table:table-cell>
          <table:table-cell office:value-type="string">
            <text:p>khwalerj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će</text:p>
          </table:table-cell>
          <table:table-cell office:value-type="string">
            <text:p>khwal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by</text:p>
          </table:table-cell>
          <table:table-cell office:value-type="string">
            <text:p>khwalb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sowi</text:p>
          </table:table-cell>
          <table:table-cell office:value-type="string">
            <text:p>khryztusow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soweje</text:p>
          </table:table-cell>
          <table:table-cell office:value-type="string">
            <text:p>khryztusow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som</text:p>
          </table:table-cell>
          <table:table-cell office:value-type="string">
            <text:p>khryztus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</text:p>
          </table:table-cell>
          <table:table-cell office:value-type="string">
            <text:p>khryzt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ibjet</text:p>
          </table:table-cell>
          <table:table-cell office:value-type="string">
            <text:p>khribje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my</text:p>
          </table:table-cell>
          <table:table-cell office:value-type="string">
            <text:p>khodź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imy</text:p>
          </table:table-cell>
          <table:table-cell office:value-type="string">
            <text:p>khodźi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dźbowali</text:p>
          </table:table-cell>
          <table:table-cell office:value-type="string">
            <text:p>kedźbowa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dźbować</text:p>
          </table:table-cell>
          <table:table-cell office:value-type="string">
            <text:p>kedźbowa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zń</text:p>
          </table:table-cell>
          <table:table-cell office:value-type="string">
            <text:p>kazń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zaaku</text:p>
          </table:table-cell>
          <table:table-cell office:value-type="string">
            <text:p>jzaak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nu</text:p>
          </table:table-cell>
          <table:table-cell office:value-type="string">
            <text:p>ju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niu</text:p>
          </table:table-cell>
          <table:table-cell office:value-type="string">
            <text:p>juni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liu</text:p>
          </table:table-cell>
          <table:table-cell office:value-type="string">
            <text:p>juli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d</text:p>
          </table:table-cell>
          <table:table-cell office:value-type="string">
            <text:p>ju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t</text:p>
          </table:table-cell>
          <table:table-cell office:value-type="string">
            <text:p>j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lyrizkeje</text:p>
          </table:table-cell>
          <table:table-cell office:value-type="string">
            <text:p>jlyrizk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ima</text:p>
          </table:table-cell>
          <table:table-cell office:value-type="string">
            <text:p>jim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šćeŕzki</text:p>
          </table:table-cell>
          <table:table-cell office:value-type="string">
            <text:p>ješćeŕz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aku</text:p>
          </table:table-cell>
          <table:table-cell office:value-type="string">
            <text:p>jenak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ak</text:p>
          </table:table-cell>
          <table:table-cell office:value-type="string">
            <text:p>jena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ake</text:p>
          </table:table-cell>
          <table:table-cell office:value-type="string">
            <text:p>jenak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-li</text:p>
          </table:table-cell>
          <table:table-cell office:value-type="string">
            <text:p>je-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jny</text:p>
          </table:table-cell>
          <table:table-cell office:value-type="string">
            <text:p>jej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ědźu</text:p>
          </table:table-cell>
          <table:table-cell office:value-type="string">
            <text:p>jědź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dy</text:p>
          </table:table-cell>
          <table:table-cell office:value-type="string">
            <text:p>jed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dnoće</text:p>
          </table:table-cell>
          <table:table-cell office:value-type="string">
            <text:p>jedno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ěd</text:p>
          </table:table-cell>
          <table:table-cell office:value-type="string">
            <text:p>jě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zyki</text:p>
          </table:table-cell>
          <table:table-cell office:value-type="string">
            <text:p>jazy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zon</text:p>
          </table:table-cell>
          <table:table-cell office:value-type="string">
            <text:p>jaz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poštołzki</text:p>
          </table:table-cell>
          <table:table-cell office:value-type="string">
            <text:p>japoštołzk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poštołaj</text:p>
          </table:table-cell>
          <table:table-cell office:value-type="string">
            <text:p>japoštoł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p</text:p>
          </table:table-cell>
          <table:table-cell office:value-type="string">
            <text:p>ip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rbana</text:p>
          </table:table-cell>
          <table:table-cell office:value-type="string">
            <text:p>hurba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bomaj</text:p>
          </table:table-cell>
          <table:table-cell office:value-type="string">
            <text:p>hubom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bjeny</text:p>
          </table:table-cell>
          <table:table-cell office:value-type="string">
            <text:p>hub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ozno</text:p>
          </table:table-cell>
          <table:table-cell office:value-type="string">
            <text:p>hrozn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ozni</text:p>
          </table:table-cell>
          <table:table-cell office:value-type="string">
            <text:p>hroz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ěšneho</text:p>
          </table:table-cell>
          <table:table-cell office:value-type="string">
            <text:p>hrěšn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ěšić</text:p>
          </table:table-cell>
          <table:table-cell office:value-type="string">
            <text:p>hrěš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ěše</text:p>
          </table:table-cell>
          <table:table-cell office:value-type="string">
            <text:p>hrě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zpodujće</text:p>
          </table:table-cell>
          <table:table-cell office:value-type="string">
            <text:p>hozpoduj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zeasa</text:p>
          </table:table-cell>
          <table:table-cell office:value-type="string">
            <text:p>hozeas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zy</text:p>
          </table:table-cell>
          <table:table-cell office:value-type="string">
            <text:p>horz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nčeŕ</text:p>
          </table:table-cell>
          <table:table-cell office:value-type="string">
            <text:p>hornčeŕ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jewzali</text:p>
          </table:table-cell>
          <table:table-cell office:value-type="string">
            <text:p>horjewza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ódni</text:p>
          </table:table-cell>
          <table:table-cell office:value-type="string">
            <text:p>hód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něwu</text:p>
          </table:table-cell>
          <table:table-cell office:value-type="string">
            <text:p>hněw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nadnje</text:p>
          </table:table-cell>
          <table:table-cell office:value-type="string">
            <text:p>hnad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pym</text:p>
          </table:table-cell>
          <table:table-cell office:value-type="string">
            <text:p>hłupy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pych</text:p>
          </table:table-cell>
          <table:table-cell office:value-type="string">
            <text:p>hłup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bołkozć</text:p>
          </table:table-cell>
          <table:table-cell office:value-type="string">
            <text:p>hłubołk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boke</text:p>
          </table:table-cell>
          <table:table-cell office:value-type="string">
            <text:p>hłubok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ód</text:p>
          </table:table-cell>
          <table:table-cell office:value-type="string">
            <text:p>hłó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inje</text:p>
          </table:table-cell>
          <table:table-cell office:value-type="string">
            <text:p>hli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dźu</text:p>
          </table:table-cell>
          <table:table-cell office:value-type="string">
            <text:p>hidź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dźił</text:p>
          </table:table-cell>
          <table:table-cell office:value-type="string">
            <text:p>hidźił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dźće</text:p>
          </table:table-cell>
          <table:table-cell office:value-type="string">
            <text:p>hidź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gal</text:p>
          </table:table-cell>
          <table:table-cell office:value-type="string">
            <text:p>hg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odiona</text:p>
          </table:table-cell>
          <table:table-cell office:value-type="string">
            <text:p>herodio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mu</text:p>
          </table:table-cell>
          <table:table-cell office:value-type="string">
            <text:p>herm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mesa</text:p>
          </table:table-cell>
          <table:table-cell office:value-type="string">
            <text:p>hermes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liwi</text:p>
          </table:table-cell>
          <table:table-cell office:value-type="string">
            <text:p>hanliw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ja</text:p>
          </table:table-cell>
          <table:table-cell office:value-type="string">
            <text:p>h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bujeće</text:p>
          </table:table-cell>
          <table:table-cell office:value-type="string">
            <text:p>hanibuje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bnych</text:p>
          </table:table-cell>
          <table:table-cell office:value-type="string">
            <text:p>hanibn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bje</text:p>
          </table:table-cell>
          <table:table-cell office:value-type="string">
            <text:p>hanib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łozam</text:p>
          </table:table-cell>
          <table:table-cell office:value-type="string">
            <text:p>hałoz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dama</text:p>
          </table:table-cell>
          <table:table-cell office:value-type="string">
            <text:p>hadam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chizzy</text:p>
          </table:table-cell>
          <table:table-cell office:value-type="string">
            <text:p>grichizz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chami</text:p>
          </table:table-cell>
          <table:table-cell office:value-type="string">
            <text:p>gricham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cham</text:p>
          </table:table-cell>
          <table:table-cell office:value-type="string">
            <text:p>gricha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ztus</text:p>
          </table:table-cell>
          <table:table-cell office:value-type="string">
            <text:p>grazt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or</text:p>
          </table:table-cell>
          <table:table-cell office:value-type="string">
            <text:p>gor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omorrje</text:p>
          </table:table-cell>
          <table:table-cell office:value-type="string">
            <text:p>gomorr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jus</text:p>
          </table:table-cell>
          <table:table-cell office:value-type="string">
            <text:p>gaju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ejoće</text:p>
          </table:table-cell>
          <table:table-cell office:value-type="string">
            <text:p>frejo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legonta</text:p>
          </table:table-cell>
          <table:table-cell office:value-type="string">
            <text:p>flegon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by</text:p>
          </table:table-cell>
          <table:table-cell office:value-type="string">
            <text:p>feb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lšnje</text:p>
          </table:table-cell>
          <table:table-cell office:value-type="string">
            <text:p>falš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lšna</text:p>
          </table:table-cell>
          <table:table-cell office:value-type="string">
            <text:p>falš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zr</text:p>
          </table:table-cell>
          <table:table-cell office:value-type="string">
            <text:p>ezr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zawa</text:p>
          </table:table-cell>
          <table:table-cell office:value-type="string">
            <text:p>ezaw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pangelion</text:p>
          </table:table-cell>
          <table:table-cell office:value-type="string">
            <text:p>evpangel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angelijom</text:p>
          </table:table-cell>
          <table:table-cell office:value-type="string">
            <text:p>evangelij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peneta</text:p>
          </table:table-cell>
          <table:table-cell office:value-type="string">
            <text:p>epene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eni</text:p>
          </table:table-cell>
          <table:table-cell office:value-type="string">
            <text:p>dźerže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ane</text:p>
          </table:table-cell>
          <table:table-cell office:value-type="string">
            <text:p>dźerža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anaj</text:p>
          </table:table-cell>
          <table:table-cell office:value-type="string">
            <text:p>dźeržana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nsnišeho</text:p>
          </table:table-cell>
          <table:table-cell office:value-type="string">
            <text:p>dźensniš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lili</text:p>
          </table:table-cell>
          <table:table-cell office:value-type="string">
            <text:p>dźěli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lić</text:p>
          </table:table-cell>
          <table:table-cell office:value-type="string">
            <text:p>dźěl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ćazeho</text:p>
          </table:table-cell>
          <table:table-cell office:value-type="string">
            <text:p>dźěćaz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ćatztwje</text:p>
          </table:table-cell>
          <table:table-cell office:value-type="string">
            <text:p>dźěćatztw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akowali</text:p>
          </table:table-cell>
          <table:table-cell office:value-type="string">
            <text:p>dźakowa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žwoni</text:p>
          </table:table-cell>
          <table:table-cell office:value-type="string">
            <text:p>dyrbjažwo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ło</text:p>
          </table:table-cell>
          <table:table-cell office:value-type="string">
            <text:p>dyrbjał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ła</text:p>
          </table:table-cell>
          <table:table-cell office:value-type="string">
            <text:p>dyrbja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je</text:p>
          </table:table-cell>
          <table:table-cell office:value-type="string">
            <text:p>dr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anu</text:p>
          </table:table-cell>
          <table:table-cell office:value-type="string">
            <text:p>doztan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ała</text:p>
          </table:table-cell>
          <table:table-cell office:value-type="string">
            <text:p>doztał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wjedli</text:p>
          </table:table-cell>
          <table:table-cell office:value-type="string">
            <text:p>dowjedl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wěrjene</text:p>
          </table:table-cell>
          <table:table-cell office:value-type="string">
            <text:p>dowěrje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jelnjenje</text:p>
          </table:table-cell>
          <table:table-cell office:value-type="string">
            <text:p>dopjelnjen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jelni</text:p>
          </table:table-cell>
          <table:table-cell office:value-type="string">
            <text:p>dopjeln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łžnik</text:p>
          </table:table-cell>
          <table:table-cell office:value-type="string">
            <text:p>dołžnik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łhočakanja</text:p>
          </table:table-cell>
          <table:table-cell office:value-type="string">
            <text:p>dołhočakanj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óždemu</text:p>
          </table:table-cell>
          <table:table-cell office:value-type="string">
            <text:p>dokóždem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onjana</text:p>
          </table:table-cell>
          <table:table-cell office:value-type="string">
            <text:p>dokonja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dokelž</text:p>
          </table:table-cell>
          <table:table-cell office:value-type="string">
            <text:p>[dokelž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ty</text:p>
          </table:table-cell>
          <table:table-cell office:value-type="string">
            <text:p>dobrot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ćiwozći</text:p>
          </table:table-cell>
          <table:table-cell office:value-type="string">
            <text:p>dobroćiw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ćiwozće</text:p>
          </table:table-cell>
          <table:table-cell office:value-type="string">
            <text:p>dobroćiwoz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rom</text:p>
          </table:table-cell>
          <table:table-cell office:value-type="string">
            <text:p>dar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pit</text:p>
          </table:table-cell>
          <table:table-cell office:value-type="string">
            <text:p>dapi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ohož</text:p>
          </table:table-cell>
          <table:table-cell office:value-type="string">
            <text:p>cžohož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ińmy</text:p>
          </table:table-cell>
          <table:table-cell office:value-type="string">
            <text:p>cžiń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inimy</text:p>
          </table:table-cell>
          <table:table-cell office:value-type="string">
            <text:p>cžini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źim</text:p>
          </table:table-cell>
          <table:table-cell office:value-type="string">
            <text:p>cźi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żezćić</text:p>
          </table:table-cell>
          <table:table-cell office:value-type="string">
            <text:p>cżezći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z</text:p>
          </table:table-cell>
          <table:table-cell office:value-type="string">
            <text:p>c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njeny</text:p>
          </table:table-cell>
          <table:table-cell office:value-type="string">
            <text:p>činje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niłej</text:p>
          </table:table-cell>
          <table:table-cell office:value-type="string">
            <text:p>činił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zto</text:p>
          </table:table-cell>
          <table:table-cell office:value-type="string">
            <text:p>ćězt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žka</text:p>
          </table:table-cell>
          <table:table-cell office:value-type="string">
            <text:p>ćež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će</text:p>
          </table:table-cell>
          <table:table-cell office:value-type="string">
            <text:p>čezćć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snozći</text:p>
          </table:table-cell>
          <table:table-cell office:value-type="string">
            <text:p>ćěsnozć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snozć</text:p>
          </table:table-cell>
          <table:table-cell office:value-type="string">
            <text:p>ćěs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sne</text:p>
          </table:table-cell>
          <table:table-cell office:value-type="string">
            <text:p>čes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ŕpimy</text:p>
          </table:table-cell>
          <table:table-cell office:value-type="string">
            <text:p>ćeŕpim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łu</text:p>
          </table:table-cell>
          <table:table-cell office:value-type="string">
            <text:p>ćěł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łom</text:p>
          </table:table-cell>
          <table:table-cell office:value-type="string">
            <text:p>ćěł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nych</text:p>
          </table:table-cell>
          <table:table-cell office:value-type="string">
            <text:p>ćělny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ny</text:p>
          </table:table-cell>
          <table:table-cell office:value-type="string">
            <text:p>ćěln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asow</text:p>
          </table:table-cell>
          <table:table-cell office:value-type="string">
            <text:p>časow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aka</text:p>
          </table:table-cell>
          <table:table-cell office:value-type="string">
            <text:p>ča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chštaby</text:p>
          </table:table-cell>
          <table:table-cell office:value-type="string">
            <text:p>buchštab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chštabu</text:p>
          </table:table-cell>
          <table:table-cell office:value-type="string">
            <text:p>buchštab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chštabje</text:p>
          </table:table-cell>
          <table:table-cell office:value-type="string">
            <text:p>buchštab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juchej</text:p>
          </table:table-cell>
          <table:table-cell office:value-type="string">
            <text:p>brjuche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tzka</text:p>
          </table:table-cell>
          <table:table-cell office:value-type="string">
            <text:p>bratz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lozć</text:p>
          </table:table-cell>
          <table:table-cell office:value-type="string">
            <text:p>bol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habojaznozć</text:p>
          </table:table-cell>
          <table:table-cell office:value-type="string">
            <text:p>bohabojaznozć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łuda</text:p>
          </table:table-cell>
          <table:table-cell office:value-type="string">
            <text:p>błud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ižše</text:p>
          </table:table-cell>
          <table:table-cell office:value-type="string">
            <text:p>bližš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jaminoweje</text:p>
          </table:table-cell>
          <table:table-cell office:value-type="string">
            <text:p>benjaminow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ědźenju</text:p>
          </table:table-cell>
          <table:table-cell office:value-type="string">
            <text:p>bědźenj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alom</text:p>
          </table:table-cell>
          <table:table-cell office:value-type="string">
            <text:p>baalom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zinkrita</text:p>
          </table:table-cell>
          <table:table-cell office:value-type="string">
            <text:p>azinkrit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zaso</text:p>
          </table:table-cell>
          <table:table-cell office:value-type="string">
            <text:p>azas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iztobuloweho</text:p>
          </table:table-cell>
          <table:table-cell office:value-type="string">
            <text:p>ariztobuloweho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ellena</text:p>
          </table:table-cell>
          <table:table-cell office:value-type="string">
            <text:p>apelle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dronika</text:p>
          </table:table-cell>
          <table:table-cell office:value-type="string">
            <text:p>andronik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liana</text:p>
          </table:table-cell>
          <table:table-cell office:value-type="string">
            <text:p>amplia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wilu</text:p>
          </table:table-cell>
          <table:table-cell office:value-type="string">
            <text:p>akwilu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rahamoweje</text:p>
          </table:table-cell>
          <table:table-cell office:value-type="string">
            <text:p>abrahamowej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ba</text:p>
          </table:table-cell>
          <table:table-cell office:value-type="string">
            <text:p>abb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4">24.07.2025</text:date>, <text:time>18:4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5-07-24T18:44:09.27</dc:date>
    <meta:editing-duration>PT1H16M35S</meta:editing-duration>
    <meta:editing-cycles>16</meta:editing-cycles>
    <meta:document-statistic meta:table-count="1" meta:cell-count="2900" meta:object-count="0"/>
  </office:meta>
</office:document-meta>
</file>